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OpenSymbol" svg:font-family="OpenSymbol"/>
    <style:font-face style:name="Cambria" svg:font-family="Cambria" style:font-family-generic="roman" style:font-pitch="variable"/>
    <style:font-face style:name="GaramondPremrPro" svg:font-family="GaramondPremrPr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aramondPremrPro1" svg:font-family="GaramondPremrPro" style:font-family-generic="system" style:font-pitch="variable"/>
    <style:font-face style:name="GaramondPremrPro-It" svg:font-family="GaramondPremrPro-It"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line-through-style="none" fo:background-color="transparent"/>
    </style:style>
    <style:style style:name="P2" style:family="paragraph" style:parent-style-name="Standard">
      <style:text-properties fo:color="#ff0000"/>
    </style:style>
    <style:style style:name="P3" style:family="paragraph" style:parent-style-name="Text_20_body">
      <style:paragraph-properties fo:margin-left="0in" fo:margin-right="0in" fo:text-indent="0in" style:auto-text-indent="false"/>
      <style:text-properties fo:font-variant="normal" fo:text-transform="none" fo:color="#008000" style:text-line-through-style="none" style:font-name="Arial" fo:font-size="11.25pt" fo:font-style="normal" style:text-underline-style="none" fo:font-weight="normal" style:text-blinking="false" fo:background-color="transparent" style:font-weight-asian="normal" style:font-weight-complex="normal"/>
    </style:style>
    <style:style style:name="P4" style:family="paragraph" style:parent-style-name="Text_20_body">
      <style:paragraph-properties fo:margin-left="0in" fo:margin-right="0in" fo:text-indent="0in" style:auto-text-indent="false"/>
      <style:text-properties fo:font-variant="normal" fo:text-transform="none" fo:color="#ff0000" style:text-line-through-style="none" style:font-name="Liberation Serif" fo:font-style="normal" style:text-underline-style="none" fo:font-weight="normal" style:text-blinking="false" fo:background-color="transparent" style:font-weight-asian="normal" style:font-weight-complex="normal"/>
    </style:style>
    <style:style style:name="P5" style:family="paragraph" style:parent-style-name="Text_20_body">
      <style:paragraph-properties fo:margin-left="0in" fo:margin-right="0in" fo:text-indent="0in" style:auto-text-indent="false"/>
      <style:text-properties fo:color="#800000"/>
    </style:style>
    <style:style style:name="P6" style:family="paragraph" style:parent-style-name="Text_20_body">
      <style:paragraph-properties fo:margin-left="1.4772in" fo:margin-right="0in" fo:text-indent="-0.25in" style:auto-text-indent="false"/>
      <style:text-properties fo:color="#000000"/>
    </style:style>
    <style:style style:name="P7" style:family="paragraph" style:parent-style-name="Text_20_body">
      <style:paragraph-properties fo:margin-top="0in" fo:margin-bottom="0in" fo:background-color="transparent">
        <style:background-image/>
      </style:paragraph-properties>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8" style:family="paragraph" style:parent-style-name="Standard" style:list-style-name="L2">
      <style:text-properties style:text-line-through-style="none" fo:background-color="transparent"/>
    </style:style>
    <style:style style:name="P9" style:family="paragraph" style:parent-style-name="Standard" style:list-style-name="L23">
      <style:text-properties fo:color="#ff0000"/>
    </style:style>
    <style:style style:name="P10" style:family="paragraph" style:parent-style-name="Standard" style:list-style-name="L28">
      <style:text-properties fo:color="#ff0000"/>
    </style:style>
    <style:style style:name="P11" style:family="paragraph" style:parent-style-name="Standard" style:list-style-name="L29">
      <style:text-properties fo:color="#ff0000"/>
    </style:style>
    <style:style style:name="P12" style:family="paragraph" style:parent-style-name="Standard" style:list-style-name="L30">
      <style:text-properties fo:color="#ff0000"/>
    </style:style>
    <style:style style:name="P13" style:family="paragraph" style:parent-style-name="Standard">
      <style:text-properties fo:font-variant="normal" fo:text-transform="none" fo:color="#ff0000" style:text-line-through-style="none" style:font-name="Arial" fo:font-size="11.25pt" fo:font-style="normal" style:text-underline-style="none" fo:font-weight="normal" style:text-blinking="false" fo:background-color="transparent" style:font-weight-asian="normal" style:font-weight-complex="normal"/>
    </style:style>
    <style:style style:name="P14" style:family="paragraph" style:parent-style-name="Standard" style:list-style-name="L23">
      <style:text-properties fo:font-variant="normal" fo:text-transform="none" fo:color="#ff0000" style:text-line-through-style="none" style:font-name="Arial" fo:font-size="11.25pt" fo:font-style="normal" style:text-underline-style="none" fo:font-weight="normal" style:text-blinking="false" fo:background-color="transparent" style:font-weight-asian="normal" style:font-weight-complex="normal"/>
    </style:style>
    <style:style style:name="P15" style:family="paragraph" style:parent-style-name="Standard" style:list-style-name="L24">
      <style:text-properties fo:font-variant="normal" fo:text-transform="none" fo:color="#ff0000" style:text-line-through-style="none" style:font-name="Arial" fo:font-size="11.25pt" fo:font-style="normal" style:text-underline-style="none" fo:font-weight="normal" style:text-blinking="false" fo:background-color="transparent" style:font-weight-asian="normal" style:font-weight-complex="normal"/>
    </style:style>
    <style:style style:name="P16" style:family="paragraph" style:parent-style-name="Standard" style:list-style-name="L25">
      <style:text-properties fo:font-variant="normal" fo:text-transform="none" fo:color="#ff0000" style:text-line-through-style="none" style:font-name="Arial" fo:font-size="11.25pt" fo:font-style="normal" style:text-underline-style="none" fo:font-weight="normal" style:text-blinking="false" fo:background-color="transparent" style:font-weight-asian="normal" style:font-weight-complex="normal"/>
    </style:style>
    <style:style style:name="P17" style:family="paragraph" style:parent-style-name="Standard">
      <style:text-properties fo:font-variant="normal" fo:text-transform="none" fo:color="#ff00ff" style:text-line-through-style="none" style:font-name="Arial" fo:font-size="11.25pt" fo:font-style="normal" style:text-underline-style="none" fo:font-weight="normal" style:text-blinking="false" fo:background-color="transparent" style:font-weight-asian="normal" style:font-weight-complex="normal"/>
    </style:style>
    <style:style style:name="P18" style:family="paragraph" style:parent-style-name="Text_20_body" style:list-style-name="L1">
      <style:text-properties fo:color="#000000" style:text-line-through-style="none" fo:background-color="transparent"/>
    </style:style>
    <style:style style:name="P19" style:family="paragraph" style:parent-style-name="Text_20_body" style:list-style-name="L9">
      <style:text-properties fo:color="#000000" style:text-line-through-style="none" style:font-name="Liberation Serif" fo:font-weight="normal" fo:background-color="transparent" style:font-weight-asian="normal" style:font-weight-complex="normal"/>
    </style:style>
    <style:style style:name="P20" style:family="paragraph" style:parent-style-name="Text_20_body" style:list-style-name="L10">
      <style:text-properties fo:color="#000000" style:text-line-through-style="none" style:font-name="Liberation Serif" fo:font-weight="normal" fo:background-color="transparent" style:font-weight-asian="normal" style:font-weight-complex="normal"/>
    </style:style>
    <style:style style:name="P21" style:family="paragraph" style:parent-style-name="Text_20_body" style:list-style-name="L3">
      <style:text-properties style:text-line-through-style="none" fo:background-color="transparent"/>
    </style:style>
    <style:style style:name="P22" style:family="paragraph" style:parent-style-name="Text_20_body" style:list-style-name="L4">
      <style:text-properties style:text-line-through-style="none" fo:background-color="transparent"/>
    </style:style>
    <style:style style:name="P23" style:family="paragraph" style:parent-style-name="Text_20_body" style:list-style-name="L7">
      <style:text-properties style:text-line-through-style="none" fo:background-color="transparent"/>
    </style:style>
    <style:style style:name="P24" style:family="paragraph" style:parent-style-name="Text_20_body" style:list-style-name="L10">
      <style:text-properties style:text-line-through-style="none" fo:background-color="transparent"/>
    </style:style>
    <style:style style:name="P25" style:family="paragraph" style:parent-style-name="Text_20_body" style:list-style-name="L11">
      <style:text-properties style:text-line-through-style="none" fo:background-color="transparent"/>
    </style:style>
    <style:style style:name="P26" style:family="paragraph" style:parent-style-name="Text_20_body" style:list-style-name="L14">
      <style:text-properties style:text-line-through-style="none" fo:font-size="12pt" fo:font-weight="normal" fo:background-color="transparent" style:font-size-asian="10.5pt" style:font-weight-asian="normal" style:font-size-complex="12pt" style:font-weight-complex="normal"/>
    </style:style>
    <style:style style:name="P27" style:family="paragraph" style:parent-style-name="Text_20_body" style:list-style-name="L22">
      <style:text-properties style:text-line-through-style="none" fo:font-weight="normal" fo:background-color="transparent" style:font-weight-asian="normal" style:font-weight-complex="normal"/>
    </style:style>
    <style:style style:name="P28" style:family="paragraph" style:parent-style-name="Text_20_body" style:list-style-name="L5">
      <style:text-properties fo:color="#ff0000" style:text-line-through-style="none" fo:background-color="transparent"/>
    </style:style>
    <style:style style:name="P29" style:family="paragraph" style:parent-style-name="Text_20_body" style:list-style-name="L6">
      <style:text-properties fo:color="#ff0000" style:text-line-through-style="none" fo:background-color="transparent"/>
    </style:style>
    <style:style style:name="P30" style:family="paragraph" style:parent-style-name="Text_20_body" style:list-style-name="L8">
      <style:text-properties fo:font-variant="normal" fo:text-transform="none" fo:color="#000000" style:text-line-through-style="none" style:font-name="Liberation Serif" fo:font-size="11.25pt" fo:font-style="normal" style:text-underline-style="none" fo:font-weight="normal" style:text-blinking="false" fo:background-color="transparent" style:font-weight-asian="normal" style:font-weight-complex="normal"/>
    </style:style>
    <style:style style:name="P31" style:family="paragraph" style:parent-style-name="Text_20_body" style:list-style-name="L12">
      <style:text-properties fo:font-variant="normal" fo:text-transform="none" fo:color="#ff0000" style:text-line-through-style="none" style:font-name="Liberation Serif" fo:font-size="11.25pt" fo:font-style="normal" style:text-underline-style="none" fo:font-weight="normal" style:text-blinking="false" fo:background-color="transparent" style:font-weight-asian="normal" style:font-weight-complex="normal"/>
    </style:style>
    <style:style style:name="P32" style:family="paragraph" style:parent-style-name="Text_20_body" style:list-style-name="L15">
      <style:text-properties fo:font-variant="normal" fo:text-transform="none" fo:color="#ff0000" style:text-line-through-style="none" style:font-name="Liberation Serif" fo:font-size="12pt" fo:font-style="normal" style:text-underline-style="none" fo:font-weight="normal" style:text-blinking="false" fo:background-color="transparent" style:font-size-asian="10.5pt" style:font-weight-asian="normal" style:font-size-complex="12pt" style:font-weight-complex="normal"/>
    </style:style>
    <style:style style:name="P33" style:family="paragraph" style:parent-style-name="Text_20_body" style:list-style-name="L18">
      <style:text-properties fo:font-variant="normal" fo:text-transform="none" fo:color="#ff0000" style:text-line-through-style="none" style:font-name="Liberation Serif" fo:font-style="normal" style:text-underline-style="none" fo:font-weight="normal" style:text-blinking="false" fo:background-color="transparent" style:font-weight-asian="normal" style:font-weight-complex="normal"/>
    </style:style>
    <style:style style:name="P34" style:family="paragraph" style:parent-style-name="Text_20_body" style:list-style-name="L16">
      <style:text-properties fo:font-variant="normal" fo:text-transform="none" style:text-line-through-style="none" style:font-name="Liberation Serif" fo:font-style="normal" style:text-underline-style="none" style:text-blinking="false" fo:background-color="transparent"/>
    </style:style>
    <style:style style:name="P35" style:family="paragraph" style:parent-style-name="Text_20_body" style:list-style-name="L16">
      <style:text-properties fo:font-variant="normal" fo:text-transform="none" style:text-line-through-style="none" style:font-name="Liberation Serif" fo:font-style="normal" style:text-underline-style="none" fo:font-weight="bold" style:text-blinking="false" fo:background-color="transparent" style:font-weight-asian="bold" style:font-weight-complex="bold"/>
    </style:style>
    <style:style style:name="P36" style:family="paragraph" style:parent-style-name="Text_20_body" style:list-style-name="L16">
      <style:text-properties fo:font-variant="normal" fo:text-transform="none" fo:color="#000080" style:text-line-through-style="none" style:font-name="Liberation Serif" fo:font-style="normal" style:text-underline-style="none" fo:font-weight="normal" style:text-blinking="false" fo:background-color="transparent" style:font-weight-asian="normal" style:font-weight-complex="normal"/>
    </style:style>
    <style:style style:name="P37" style:family="paragraph" style:parent-style-name="Text_20_body" style:list-style-name="L26">
      <style:text-properties fo:font-weight="normal" style:font-weight-asian="normal" style:font-weight-complex="normal"/>
    </style:style>
    <style:style style:name="P38" style:family="paragraph" style:parent-style-name="Text_20_body" style:list-style-name="L31"/>
    <style:style style:name="P39" style:family="paragraph" style:parent-style-name="Text_20_body" style:list-style-name="L34">
      <style:text-properties fo:color="#800000"/>
    </style:style>
    <style:style style:name="P40" style:family="paragraph" style:parent-style-name="Text_20_body" style:list-style-name="L35">
      <style:text-properties fo:color="#800000"/>
    </style:style>
    <style:style style:name="P41" style:family="paragraph" style:parent-style-name="Text_20_body" style:list-style-name="L3">
      <style:paragraph-properties fo:margin-left="0.9846in" fo:margin-right="0in" fo:text-indent="-0.25in" style:auto-text-indent="false"/>
      <style:text-properties style:text-line-through-style="none" fo:font-weight="bold" fo:background-color="transparent" style:font-weight-asian="bold" style:font-weight-complex="bold"/>
    </style:style>
    <style:style style:name="P42" style:family="paragraph" style:parent-style-name="Text_20_body" style:list-style-name="L3">
      <style:paragraph-properties fo:margin-left="0.9846in" fo:margin-right="0in" fo:text-indent="-0.25in" style:auto-text-indent="false"/>
      <style:text-properties style:text-line-through-style="none" fo:background-color="transparent"/>
    </style:style>
    <style:style style:name="P43" style:family="paragraph" style:parent-style-name="Text_20_body" style:list-style-name="L4">
      <style:paragraph-properties fo:margin-left="0.9846in" fo:margin-right="0in" fo:text-indent="-0.25in" style:auto-text-indent="false"/>
      <style:text-properties style:text-line-through-style="none" fo:background-color="transparent"/>
    </style:style>
    <style:style style:name="P44" style:family="paragraph" style:parent-style-name="Text_20_body" style:list-style-name="L7">
      <style:paragraph-properties fo:margin-left="0.9846in" fo:margin-right="0in" fo:text-indent="-0.25in" style:auto-text-indent="false"/>
      <style:text-properties style:text-line-through-style="none" fo:font-weight="normal" fo:background-color="transparent" style:font-weight-asian="normal" style:font-weight-complex="normal"/>
    </style:style>
    <style:style style:name="P45" style:family="paragraph" style:parent-style-name="Text_20_body" style:list-style-name="L16">
      <style:paragraph-properties fo:margin-left="0.9846in" fo:margin-right="0in" fo:text-indent="-0.25in" style:auto-text-indent="false"/>
      <style:text-properties style:text-line-through-style="none" fo:font-weight="normal" fo:background-color="transparent" style:font-weight-asian="normal" style:font-weight-complex="normal"/>
    </style:style>
    <style:style style:name="P46" style:family="paragraph" style:parent-style-name="Text_20_body" style:list-style-name="L22">
      <style:paragraph-properties fo:margin-left="0.9846in" fo:margin-right="0in" fo:text-indent="-0.25in" style:auto-text-indent="false"/>
      <style:text-properties style:text-line-through-style="none" fo:font-weight="normal" fo:background-color="transparent" style:font-weight-asian="normal" style:font-weight-complex="normal"/>
    </style:style>
    <style:style style:name="P47" style:family="paragraph" style:parent-style-name="Text_20_body" style:list-style-name="L14">
      <style:paragraph-properties fo:margin-left="0.9846in" fo:margin-right="0in" fo:text-indent="-0.25in" style:auto-text-indent="false"/>
      <style:text-properties style:text-line-through-style="none" fo:font-size="12pt" fo:font-weight="normal" fo:background-color="transparent" style:font-size-asian="10.5pt" style:font-weight-asian="normal" style:font-size-complex="12pt" style:font-weight-complex="normal"/>
    </style:style>
    <style:style style:name="P48" style:family="paragraph" style:parent-style-name="Text_20_body" style:list-style-name="L4">
      <style:paragraph-properties fo:margin-left="0.9846in" fo:margin-right="0in" fo:text-indent="-0.25in" style:auto-text-indent="false"/>
      <style:text-properties fo:color="#ff0000" style:text-line-through-style="none" fo:background-color="transparent"/>
    </style:style>
    <style:style style:name="P49" style:family="paragraph" style:parent-style-name="Text_20_body" style:list-style-name="L7">
      <style:paragraph-properties fo:margin-left="0.9846in" fo:margin-right="0in" fo:text-indent="-0.25in" style:auto-text-indent="false"/>
      <style:text-properties fo:color="#0000ff" style:text-line-through-style="none" fo:font-weight="normal" fo:background-color="transparent" style:font-weight-asian="normal" style:font-weight-complex="normal"/>
    </style:style>
    <style:style style:name="P50" style:family="paragraph" style:parent-style-name="Text_20_body" style:list-style-name="L7">
      <style:paragraph-properties fo:margin-left="0.9846in" fo:margin-right="0in" fo:text-indent="-0.25in" style:auto-text-indent="false"/>
      <style:text-properties fo:font-variant="normal" fo:text-transform="none" fo:color="#000000" style:text-line-through-style="none" style:font-name="Liberation Serif" fo:font-size="11.25pt" fo:font-style="normal" style:text-underline-style="none" fo:font-weight="normal" style:text-blinking="false" fo:background-color="transparent" style:font-weight-asian="normal" style:font-weight-complex="normal"/>
    </style:style>
    <style:style style:name="P51" style:family="paragraph" style:parent-style-name="Text_20_body" style:list-style-name="L9">
      <style:paragraph-properties fo:margin-left="0.9846in" fo:margin-right="0in" fo:text-indent="-0.25in" style:auto-text-indent="false"/>
      <style:text-properties fo:font-variant="normal" fo:text-transform="none" fo:color="#000000" style:text-line-through-style="none" style:font-name="Liberation Serif" fo:font-size="11.25pt" fo:font-style="normal" style:text-underline-style="none" fo:font-weight="normal" style:text-blinking="false" fo:background-color="transparent" style:font-weight-asian="normal" style:font-weight-complex="normal"/>
    </style:style>
    <style:style style:name="P52" style:family="paragraph" style:parent-style-name="Text_20_body" style:list-style-name="L16">
      <style:paragraph-properties fo:margin-left="0.9846in" fo:margin-right="0in" fo:text-indent="-0.25in" style:auto-text-indent="false"/>
      <style:text-properties fo:font-variant="normal" fo:text-transform="none" fo:color="#000000" style:text-line-through-style="none" style:font-name="Liberation Serif" fo:font-style="normal" style:text-underline-style="none" fo:font-weight="normal" style:text-blinking="false" fo:background-color="transparent" style:font-weight-asian="normal" style:font-weight-complex="normal"/>
    </style:style>
    <style:style style:name="P53" style:family="paragraph" style:parent-style-name="Text_20_body" style:list-style-name="L26">
      <style:paragraph-properties fo:margin-left="0.9846in" fo:margin-right="0in" fo:text-indent="-0.25in" style:auto-text-indent="false"/>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0.5pt" style:font-weight-asian="normal" style:font-size-complex="12pt" style:font-weight-complex="normal"/>
    </style:style>
    <style:style style:name="P54" style:family="paragraph" style:parent-style-name="Text_20_body" style:list-style-name="L11">
      <style:paragraph-properties fo:margin-left="0.9846in" fo:margin-right="0in" fo:text-indent="-0.25in" style:auto-text-indent="false"/>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55" style:family="paragraph" style:parent-style-name="Text_20_body" style:list-style-name="L22">
      <style:paragraph-properties fo:margin-left="0.9846in" fo:margin-right="0in" fo:text-indent="-0.25in" style:auto-text-indent="false"/>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56" style:family="paragraph" style:parent-style-name="Text_20_body" style:list-style-name="L16">
      <style:paragraph-properties fo:margin-left="0.9846in" fo:margin-right="0in" fo:text-indent="-0.25in" style:auto-text-indent="false"/>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57" style:family="paragraph" style:parent-style-name="Text_20_body" style:list-style-name="L9">
      <style:paragraph-properties fo:margin-left="0.9846in" fo:margin-right="0in" fo:text-indent="-0.25in" style:auto-text-indent="false"/>
      <style:text-properties fo:font-variant="normal" fo:text-transform="none" fo:color="#000080" style:text-line-through-style="none" style:font-name="Liberation Serif" fo:font-size="11.25pt" fo:font-style="normal" style:text-underline-style="none" fo:font-weight="normal" style:text-blinking="false" fo:background-color="transparent" style:font-weight-asian="normal" style:font-weight-complex="normal"/>
    </style:style>
    <style:style style:name="P58" style:family="paragraph" style:parent-style-name="Text_20_body" style:list-style-name="L16">
      <style:paragraph-properties fo:margin-left="0.9846in" fo:margin-right="0in" fo:text-indent="-0.25in" style:auto-text-indent="false"/>
      <style:text-properties fo:font-variant="normal" fo:text-transform="none" fo:color="#000080" style:text-line-through-style="none" style:font-name="Liberation Serif" fo:font-style="normal" style:text-underline-style="none" fo:font-weight="normal" style:text-blinking="false" fo:background-color="transparent" style:font-weight-asian="normal" style:font-weight-complex="normal"/>
    </style:style>
    <style:style style:name="P59" style:family="paragraph" style:parent-style-name="Text_20_body" style:list-style-name="L26">
      <style:paragraph-properties fo:margin-left="0.9846in" fo:margin-right="0in" fo:text-indent="-0.25in" style:auto-text-indent="false"/>
      <style:text-properties fo:font-variant="normal" fo:text-transform="none" fo:color="#000080" style:text-line-through-style="none" style:font-name="Liberation Serif" fo:font-size="12pt" fo:font-style="normal" style:text-underline-style="none" fo:font-weight="normal" style:text-blinking="false" fo:background-color="transparent" style:font-size-asian="10.5pt" style:font-weight-asian="normal" style:font-size-complex="12pt" style:font-weight-complex="normal"/>
    </style:style>
    <style:style style:name="P60" style:family="paragraph" style:parent-style-name="Text_20_body">
      <style:paragraph-properties fo:margin-left="0.9846in" fo:margin-right="0in" fo:text-indent="-0.25in" style:auto-text-indent="false"/>
      <style:text-properties fo:font-variant="normal" fo:text-transform="none" fo:color="#ff0000" style:text-line-through-style="none" style:font-name="Arial" fo:font-size="11.25pt" fo:font-style="normal" style:text-underline-style="none" fo:font-weight="normal" style:text-blinking="false" fo:background-color="transparent" style:font-weight-asian="normal" style:font-weight-complex="normal"/>
    </style:style>
    <style:style style:name="P61" style:family="paragraph" style:parent-style-name="Text_20_body" style:list-style-name="L11">
      <style:paragraph-properties fo:margin-left="0.9846in" fo:margin-right="0in" fo:text-indent="-0.25in" style:auto-text-indent="false"/>
      <style:text-properties fo:font-variant="normal" fo:text-transform="none" fo:color="#ff0000" style:text-line-through-style="none" style:font-name="Arial" fo:font-size="11.25pt" fo:font-style="normal" style:text-underline-style="none" fo:font-weight="normal" style:text-blinking="false" fo:background-color="transparent" style:font-weight-asian="normal" style:font-weight-complex="normal"/>
    </style:style>
    <style:style style:name="P62" style:family="paragraph" style:parent-style-name="Text_20_body" style:list-style-name="L13">
      <style:paragraph-properties fo:margin-left="0.9846in" fo:margin-right="0in" fo:text-indent="-0.25in" style:auto-text-indent="false"/>
      <style:text-properties fo:font-variant="normal" fo:text-transform="none" fo:color="#ff0000" style:text-line-through-style="none" style:font-name="Arial" fo:font-size="11.25pt" fo:font-style="normal" style:text-underline-style="none" fo:font-weight="normal" style:text-blinking="false" fo:background-color="transparent" style:font-weight-asian="normal" style:font-weight-complex="normal"/>
    </style:style>
    <style:style style:name="P63" style:family="paragraph" style:parent-style-name="Text_20_body" style:list-style-name="L11">
      <style:paragraph-properties fo:margin-left="0.9846in" fo:margin-right="0in" fo:text-indent="-0.25in" style:auto-text-indent="false"/>
      <style:text-properties fo:font-variant="normal" fo:text-transform="none" fo:color="#ff0000" style:text-line-through-style="none" style:font-name="Liberation Serif" fo:font-size="11.25pt" fo:font-style="normal" style:text-underline-style="none" fo:font-weight="normal" style:text-blinking="false" fo:background-color="transparent" style:font-weight-asian="normal" style:font-weight-complex="normal"/>
    </style:style>
    <style:style style:name="P64" style:family="paragraph" style:parent-style-name="Text_20_body" style:list-style-name="L13">
      <style:paragraph-properties fo:margin-left="0.9846in" fo:margin-right="0in" fo:text-indent="-0.25in" style:auto-text-indent="false"/>
      <style:text-properties fo:font-variant="normal" fo:text-transform="none" fo:color="#ff0000" style:text-line-through-style="none" style:font-name="Liberation Serif" fo:font-size="11.25pt" fo:font-style="normal" style:text-underline-style="none" fo:font-weight="normal" style:text-blinking="false" fo:background-color="transparent" style:font-weight-asian="normal" style:font-weight-complex="normal"/>
    </style:style>
    <style:style style:name="P65" style:family="paragraph" style:parent-style-name="Text_20_body" style:list-style-name="L14">
      <style:paragraph-properties fo:margin-left="0.9846in" fo:margin-right="0in" fo:text-indent="-0.25in" style:auto-text-indent="false"/>
      <style:text-properties fo:font-variant="normal" fo:text-transform="none" fo:color="#ff0000" style:text-line-through-style="none" style:font-name="Liberation Serif" fo:font-size="12pt" fo:font-style="normal" style:text-underline-style="none" fo:font-weight="normal" style:text-blinking="false" fo:background-color="transparent" style:font-size-asian="10.5pt" style:font-weight-asian="normal" style:font-size-complex="12pt" style:font-weight-complex="normal"/>
    </style:style>
    <style:style style:name="P66" style:family="paragraph" style:parent-style-name="Text_20_body" style:list-style-name="L14">
      <style:paragraph-properties fo:margin-left="0.9846in" fo:margin-right="0in" fo:text-indent="-0.25in" style:auto-text-indent="false"/>
      <style:text-properties fo:font-variant="normal" fo:text-transform="none" style:text-line-through-style="none" style:font-name="Liberation Serif" fo:font-size="12pt" fo:font-style="normal" style:text-underline-style="none" fo:font-weight="normal" style:text-blinking="false" fo:background-color="transparent" style:font-size-asian="10.5pt" style:font-weight-asian="normal" style:font-size-complex="12pt" style:font-weight-complex="normal"/>
    </style:style>
    <style:style style:name="P67" style:family="paragraph" style:parent-style-name="Text_20_body" style:list-style-name="L16">
      <style:paragraph-properties fo:margin-left="0.9846in" fo:margin-right="0in" fo:text-indent="-0.25in" style:auto-text-indent="false"/>
      <style:text-properties fo:font-variant="normal" fo:text-transform="none" style:text-line-through-style="none" style:font-name="Liberation Serif" fo:font-style="normal" style:text-underline-style="none" style:text-blinking="false" fo:background-color="transparent"/>
    </style:style>
    <style:style style:name="P68" style:family="paragraph" style:parent-style-name="Text_20_body" style:list-style-name="L16">
      <style:paragraph-properties fo:margin-left="0.9846in" fo:margin-right="0in" fo:text-indent="-0.25in" style:auto-text-indent="false"/>
      <style:text-properties fo:font-variant="normal" fo:text-transform="none" style:text-line-through-style="none" style:font-name="Liberation Serif" fo:font-style="normal" style:text-underline-style="none" fo:font-weight="normal" style:text-blinking="false" fo:background-color="transparent" style:font-weight-asian="normal" style:font-weight-complex="normal"/>
    </style:style>
    <style:style style:name="P69" style:family="paragraph" style:parent-style-name="Text_20_body" style:list-style-name="L9">
      <style:paragraph-properties fo:margin-left="0.9846in" fo:margin-right="0in" fo:text-indent="-0.25in" style:auto-text-indent="false"/>
      <style:text-properties fo:color="#000000" style:text-line-through-style="none" style:font-name="Liberation Serif" fo:font-weight="normal" fo:background-color="transparent" style:font-weight-asian="normal" style:font-weight-complex="normal"/>
    </style:style>
    <style:style style:name="P70" style:family="paragraph" style:parent-style-name="Text_20_body" style:list-style-name="L31">
      <style:paragraph-properties fo:margin-left="0.9846in" fo:margin-right="0in" fo:text-indent="-0.25in" style:auto-text-indent="false"/>
      <style:text-properties fo:color="#000000"/>
    </style:style>
    <style:style style:name="P71" style:family="paragraph" style:parent-style-name="Text_20_body" style:list-style-name="L33">
      <style:paragraph-properties fo:margin-left="0.9846in" fo:margin-right="0in" fo:text-indent="-0.25in" style:auto-text-indent="false"/>
      <style:text-properties fo:color="#000000"/>
    </style:style>
    <style:style style:name="P72" style:family="paragraph" style:parent-style-name="Text_20_body" style:list-style-name="L26">
      <style:paragraph-properties fo:margin-left="0.9846in" fo:margin-right="0in" fo:text-indent="-0.25in" style:auto-text-indent="false"/>
      <style:text-properties fo:font-weight="normal" style:font-weight-asian="normal" style:font-weight-complex="normal"/>
    </style:style>
    <style:style style:name="P73" style:family="paragraph" style:parent-style-name="Text_20_body" style:list-style-name="L31">
      <style:paragraph-properties fo:margin-left="0.9846in" fo:margin-right="0in" fo:text-indent="-0.25in" style:auto-text-indent="false"/>
    </style:style>
    <style:style style:name="P74" style:family="paragraph" style:parent-style-name="Text_20_body" style:list-style-name="L31">
      <style:paragraph-properties fo:margin-left="0.9846in" fo:margin-right="0in" fo:text-indent="-0.25in" style:auto-text-indent="false"/>
      <style:text-properties fo:color="#000080"/>
    </style:style>
    <style:style style:name="P75" style:family="paragraph" style:parent-style-name="Text_20_body" style:list-style-name="L19">
      <style:paragraph-properties fo:margin-left="0.9846in" fo:margin-right="0in" fo:margin-top="0in" fo:margin-bottom="0in" fo:text-indent="-0.25in" style:auto-text-indent="false" fo:background-color="transparent">
        <style:background-image/>
      </style:paragraph-properties>
      <style:text-properties fo:font-variant="normal" fo:text-transform="none" fo:color="#ff0000" style:text-line-through-style="none" style:font-name="Arial" fo:font-size="11.25pt" fo:font-style="normal" style:text-underline-style="none" fo:font-weight="normal" style:text-blinking="false" fo:background-color="transparent"/>
    </style:style>
    <style:style style:name="P76" style:family="paragraph" style:parent-style-name="Text_20_body" style:list-style-name="L19">
      <style:paragraph-properties fo:margin-left="0.9846in" fo:margin-right="0in" fo:margin-top="0in" fo:margin-bottom="0in" fo:text-indent="-0.25in" style:auto-text-indent="false" fo:background-color="transparent">
        <style:background-image/>
      </style:paragraph-properties>
      <style:text-properties fo:font-variant="normal" fo:text-transform="none" fo:color="#ff0000" style:text-line-through-style="none" style:font-name="Arial" fo:font-size="11.25pt" fo:font-style="normal" style:text-underline-style="none" fo:font-weight="normal" style:text-blinking="false" fo:background-color="transparent" style:font-weight-asian="normal" style:font-weight-complex="normal"/>
    </style:style>
    <style:style style:name="P77" style:family="paragraph" style:parent-style-name="Text_20_body" style:list-style-name="L21">
      <style:paragraph-properties fo:margin-left="0.9846in" fo:margin-right="0in" fo:margin-top="0in" fo:margin-bottom="0in" fo:text-indent="-0.25in" style:auto-text-indent="false" fo:background-color="transparent">
        <style:background-image/>
      </style:paragraph-properties>
      <style:text-properties fo:font-variant="normal" fo:text-transform="none" fo:color="#ff0000" style:text-line-through-style="none" style:font-name="Arial" fo:font-size="11.25pt" fo:font-style="normal" style:text-underline-style="none" fo:font-weight="normal" style:text-blinking="false" fo:background-color="transparent" style:font-weight-asian="normal" style:font-weight-complex="normal"/>
    </style:style>
    <style:style style:name="P78" style:family="paragraph" style:parent-style-name="Text_20_body" style:list-style-name="L22">
      <style:paragraph-properties fo:margin-left="0.9846in" fo:margin-right="0in" fo:margin-top="0in" fo:margin-bottom="0in" fo:text-indent="-0.25in" style:auto-text-indent="false" fo:background-color="transparent">
        <style:background-image/>
      </style:paragraph-properties>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79" style:family="paragraph" style:parent-style-name="Text_20_body" style:list-style-name="L3">
      <style:paragraph-properties fo:margin-left="1.4772in" fo:margin-right="0in" fo:text-indent="-0.25in" style:auto-text-indent="false"/>
      <style:text-properties style:text-line-through-style="none" fo:background-color="transparent"/>
    </style:style>
    <style:style style:name="P80" style:family="paragraph" style:parent-style-name="Text_20_body" style:list-style-name="L4">
      <style:paragraph-properties fo:margin-left="1.4772in" fo:margin-right="0in" fo:text-indent="-0.25in" style:auto-text-indent="false"/>
      <style:text-properties style:text-line-through-style="none" fo:background-color="transparent"/>
    </style:style>
    <style:style style:name="P81" style:family="paragraph" style:parent-style-name="Text_20_body" style:list-style-name="L4">
      <style:paragraph-properties fo:margin-left="1.4772in" fo:margin-right="0in" fo:text-indent="-0.25in" style:auto-text-indent="false"/>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82" style:family="paragraph" style:parent-style-name="Text_20_body" style:list-style-name="L9">
      <style:paragraph-properties fo:margin-left="1.4772in" fo:margin-right="0in" fo:text-indent="-0.25in" style:auto-text-indent="false"/>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83" style:family="paragraph" style:parent-style-name="Text_20_body" style:list-style-name="L11">
      <style:paragraph-properties fo:margin-left="1.4772in" fo:margin-right="0in" fo:text-indent="-0.25in" style:auto-text-indent="false"/>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84" style:family="paragraph" style:parent-style-name="Text_20_body" style:list-style-name="L22">
      <style:paragraph-properties fo:margin-left="1.4772in" fo:margin-right="0in" fo:text-indent="-0.25in" style:auto-text-indent="false"/>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85" style:family="paragraph" style:parent-style-name="Text_20_body" style:list-style-name="L9">
      <style:paragraph-properties fo:margin-left="1.4772in" fo:margin-right="0in" fo:text-indent="-0.25in" style:auto-text-indent="false"/>
      <style:text-properties fo:font-variant="normal" fo:text-transform="none" fo:color="#000000" style:text-line-through-style="none" style:font-name="Liberation Serif" fo:font-size="11.25pt" fo:font-style="normal" style:text-underline-style="none" fo:font-weight="normal" style:text-blinking="false" fo:background-color="transparent" style:font-weight-asian="normal" style:font-weight-complex="normal"/>
    </style:style>
    <style:style style:name="P86" style:family="paragraph" style:parent-style-name="Text_20_body" style:list-style-name="L26">
      <style:paragraph-properties fo:margin-left="1.4772in" fo:margin-right="0in" fo:text-indent="-0.25in" style:auto-text-indent="false"/>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0.5pt" style:font-weight-asian="normal" style:font-size-complex="12pt" style:font-weight-complex="normal"/>
    </style:style>
    <style:style style:name="P87" style:family="paragraph" style:parent-style-name="Text_20_body" style:list-style-name="L13">
      <style:paragraph-properties fo:margin-left="1.4772in" fo:margin-right="0in" fo:text-indent="-0.25in" style:auto-text-indent="false"/>
      <style:text-properties fo:font-variant="normal" fo:text-transform="none" fo:color="#ff0000" style:text-line-through-style="none" style:font-name="Liberation Serif" fo:font-size="11.25pt" fo:font-style="normal" style:text-underline-style="none" fo:font-weight="normal" style:text-blinking="false" fo:background-color="transparent" style:font-weight-asian="normal" style:font-weight-complex="normal"/>
    </style:style>
    <style:style style:name="P88" style:family="paragraph" style:parent-style-name="Text_20_body" style:list-style-name="L13">
      <style:paragraph-properties fo:margin-left="1.4772in" fo:margin-right="0in" fo:text-indent="-0.25in" style:auto-text-indent="false"/>
      <style:text-properties fo:font-variant="normal" fo:text-transform="none" fo:color="#ff0000" style:text-line-through-style="none" style:font-name="Arial" fo:font-size="11.25pt" fo:font-style="normal" style:text-underline-style="none" fo:font-weight="normal" style:text-blinking="false" fo:background-color="transparent" style:font-weight-asian="normal" style:font-weight-complex="normal"/>
    </style:style>
    <style:style style:name="P89" style:family="paragraph" style:parent-style-name="Text_20_body" style:list-style-name="L14">
      <style:paragraph-properties fo:margin-left="1.4772in" fo:margin-right="0in" fo:text-indent="-0.25in" style:auto-text-indent="false"/>
      <style:text-properties fo:font-variant="normal" fo:text-transform="none" style:text-line-through-style="none" style:font-name="Liberation Serif" fo:font-size="12pt" fo:font-style="normal" style:text-underline-style="none" fo:font-weight="normal" style:text-blinking="false" fo:background-color="transparent" style:font-size-asian="10.5pt" style:font-weight-asian="normal" style:font-size-complex="12pt" style:font-weight-complex="normal"/>
    </style:style>
    <style:style style:name="P90" style:family="paragraph" style:parent-style-name="Text_20_body" style:list-style-name="L16">
      <style:paragraph-properties fo:margin-left="1.4772in" fo:margin-right="0in" fo:text-indent="-0.25in" style:auto-text-indent="false"/>
      <style:text-properties fo:font-variant="normal" fo:text-transform="none" style:text-line-through-style="none" style:font-name="Liberation Serif" fo:font-style="normal" style:text-underline-style="none" style:text-blinking="false" fo:background-color="transparent"/>
    </style:style>
    <style:style style:name="P91" style:family="paragraph" style:parent-style-name="Text_20_body" style:list-style-name="L4">
      <style:paragraph-properties fo:margin-left="1.4772in" fo:margin-right="0in" fo:text-indent="-0.25in" style:auto-text-indent="false"/>
      <style:text-properties fo:color="#000080" style:text-line-through-style="none" fo:background-color="transparent"/>
    </style:style>
    <style:style style:name="P92" style:family="paragraph" style:parent-style-name="Text_20_body" style:list-style-name="L9">
      <style:paragraph-properties fo:margin-left="1.4772in" fo:margin-right="0in" fo:text-indent="-0.25in" style:auto-text-indent="false"/>
      <style:text-properties fo:color="#000000" style:text-line-through-style="none" style:font-name="Liberation Serif" fo:font-weight="normal" fo:background-color="transparent" style:font-weight-asian="normal" style:font-weight-complex="normal"/>
    </style:style>
    <style:style style:name="P93" style:family="paragraph" style:parent-style-name="Text_20_body" style:list-style-name="L11">
      <style:paragraph-properties fo:margin-left="1.4772in" fo:margin-right="0in" fo:text-indent="-0.25in" style:auto-text-indent="false"/>
      <style:text-properties fo:color="#000000" style:text-line-through-style="none" fo:background-color="transparent"/>
    </style:style>
    <style:style style:name="P94" style:family="paragraph" style:parent-style-name="Text_20_body" style:list-style-name="L31">
      <style:paragraph-properties fo:margin-left="1.4772in" fo:margin-right="0in" fo:text-indent="-0.25in" style:auto-text-indent="false"/>
      <style:text-properties fo:color="#000000"/>
    </style:style>
    <style:style style:name="P95" style:family="paragraph" style:parent-style-name="Text_20_body" style:list-style-name="L33">
      <style:paragraph-properties fo:margin-left="1.4772in" fo:margin-right="0in" fo:text-indent="-0.25in" style:auto-text-indent="false"/>
      <style:text-properties fo:color="#000000"/>
    </style:style>
    <style:style style:name="P96" style:family="paragraph" style:parent-style-name="Text_20_body" style:list-style-name="L36">
      <style:paragraph-properties fo:margin-left="1.4772in" fo:margin-right="0in" fo:text-indent="-0.25in" style:auto-text-indent="false"/>
      <style:text-properties fo:color="#800000"/>
    </style:style>
    <style:style style:name="P97" style:family="paragraph" style:parent-style-name="Text_20_body" style:list-style-name="L17">
      <style:paragraph-properties fo:margin-left="1.4772in" fo:margin-right="0in" fo:margin-top="0in" fo:margin-bottom="0in" fo:text-indent="-0.25in" style:auto-text-indent="false" fo:background-color="transparent">
        <style:background-image/>
      </style:paragraph-properties>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98" style:family="paragraph" style:parent-style-name="Text_20_body" style:list-style-name="L17">
      <style:paragraph-properties fo:margin-left="1.4772in" fo:margin-right="0in" fo:margin-top="0in" fo:margin-bottom="0in" fo:text-indent="-0.25in" style:auto-text-indent="false" fo:background-color="transparent">
        <style:background-image/>
      </style:paragraph-properties>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99" style:family="paragraph" style:parent-style-name="Text_20_body" style:list-style-name="L22">
      <style:paragraph-properties fo:margin-left="1.4772in" fo:margin-right="0in" fo:margin-top="0in" fo:margin-bottom="0in" fo:text-indent="-0.25in" style:auto-text-indent="false" fo:background-color="transparent">
        <style:background-image/>
      </style:paragraph-properties>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100" style:family="paragraph" style:parent-style-name="Text_20_body" style:list-style-name="L27">
      <style:paragraph-properties fo:margin-left="1.4772in" fo:margin-right="0in" fo:margin-top="0in" fo:margin-bottom="0in" fo:text-indent="-0.25in" style:auto-text-indent="false" fo:background-color="transparent">
        <style:background-image/>
      </style:paragraph-properties>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01" style:family="paragraph" style:parent-style-name="Text_20_body" style:list-style-name="L27">
      <style:paragraph-properties fo:margin-left="1.4772in" fo:margin-right="0in" fo:margin-top="0in" fo:margin-bottom="0in" fo:text-indent="-0.25in" style:auto-text-indent="false" fo:background-color="transparent">
        <style:background-image/>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0.5pt" style:font-weight-asian="normal" style:font-size-complex="12pt" style:font-weight-complex="normal"/>
    </style:style>
    <style:style style:name="P102" style:family="paragraph" style:parent-style-name="Text_20_body" style:list-style-name="L4">
      <style:paragraph-properties fo:margin-left="0.4925in" fo:margin-right="0in" fo:text-indent="-0.25in" style:auto-text-indent="false"/>
      <style:text-properties style:text-line-through-style="none" fo:background-color="transparent"/>
    </style:style>
    <style:style style:name="P103" style:family="paragraph" style:parent-style-name="Text_20_body" style:list-style-name="L16">
      <style:paragraph-properties fo:margin-left="0.4925in" fo:margin-right="0in" fo:text-indent="-0.25in" style:auto-text-indent="false"/>
      <style:text-properties style:text-line-through-style="none" fo:background-color="transparent"/>
    </style:style>
    <style:style style:name="P104" style:family="paragraph" style:parent-style-name="Text_20_body" style:list-style-name="L14">
      <style:paragraph-properties fo:margin-left="0.4925in" fo:margin-right="0in" fo:text-indent="-0.25in" style:auto-text-indent="false"/>
      <style:text-properties style:text-line-through-style="none" fo:font-size="12pt" fo:font-weight="normal" fo:background-color="transparent" style:font-size-asian="10.5pt" style:font-weight-asian="normal" style:font-size-complex="12pt" style:font-weight-complex="normal"/>
    </style:style>
    <style:style style:name="P105" style:family="paragraph" style:parent-style-name="Text_20_body" style:list-style-name="L22">
      <style:paragraph-properties fo:margin-left="0.4925in" fo:margin-right="0in" fo:text-indent="-0.25in" style:auto-text-indent="false"/>
      <style:text-properties style:text-line-through-style="none" fo:font-weight="normal" fo:background-color="transparent" style:font-weight-asian="normal" style:font-weight-complex="normal"/>
    </style:style>
    <style:style style:name="P106" style:family="paragraph" style:parent-style-name="Text_20_body" style:list-style-name="L4">
      <style:paragraph-properties fo:margin-left="0.4925in" fo:margin-right="0in" fo:text-indent="-0.25in" style:auto-text-indent="false"/>
      <style:text-properties fo:color="#ff0000" style:text-line-through-style="none" fo:background-color="transparent"/>
    </style:style>
    <style:style style:name="P107" style:family="paragraph" style:parent-style-name="Text_20_body" style:list-style-name="L7">
      <style:paragraph-properties fo:margin-left="0.4925in" fo:margin-right="0in" fo:text-indent="-0.25in" style:auto-text-indent="false"/>
      <style:text-properties fo:color="#000000" style:text-line-through-style="none" style:font-name="Liberation Serif" fo:font-weight="normal" fo:background-color="transparent" style:font-weight-asian="normal" style:font-weight-complex="normal"/>
    </style:style>
    <style:style style:name="P108" style:family="paragraph" style:parent-style-name="Text_20_body" style:list-style-name="L9">
      <style:paragraph-properties fo:margin-left="0.4925in" fo:margin-right="0in" fo:text-indent="-0.25in" style:auto-text-indent="false"/>
      <style:text-properties fo:color="#000000" style:text-line-through-style="none" style:font-name="Liberation Serif" fo:font-weight="normal" fo:background-color="transparent" style:font-weight-asian="normal" style:font-weight-complex="normal"/>
    </style:style>
    <style:style style:name="P109" style:family="paragraph" style:parent-style-name="Text_20_body" style:list-style-name="L31">
      <style:paragraph-properties fo:margin-left="0.4925in" fo:margin-right="0in" fo:text-indent="-0.25in" style:auto-text-indent="false"/>
      <style:text-properties fo:color="#000000"/>
    </style:style>
    <style:style style:name="P110" style:family="paragraph" style:parent-style-name="Text_20_body" style:list-style-name="L11">
      <style:paragraph-properties fo:margin-left="0.4925in" fo:margin-right="0in" fo:text-indent="-0.25in" style:auto-text-indent="false"/>
      <style:text-properties fo:font-variant="normal" fo:text-transform="none" fo:color="#ff0000" style:text-line-through-style="none" style:font-name="Arial" fo:font-size="11.25pt" fo:font-style="normal" style:text-underline-style="none" fo:font-weight="normal" style:text-blinking="false" fo:background-color="transparent" style:font-weight-asian="normal" style:font-weight-complex="normal"/>
    </style:style>
    <style:style style:name="P111" style:family="paragraph" style:parent-style-name="Text_20_body" style:list-style-name="L14">
      <style:paragraph-properties fo:margin-left="0.4925in" fo:margin-right="0in" fo:text-indent="-0.25in" style:auto-text-indent="false"/>
      <style:text-properties fo:font-variant="normal" fo:text-transform="none" style:text-line-through-style="none" style:font-name="Liberation Serif" fo:font-size="12pt" fo:font-style="normal" style:text-underline-style="none" fo:font-weight="normal" style:text-blinking="false" fo:background-color="transparent" style:font-size-asian="10.5pt" style:font-weight-asian="normal" style:font-size-complex="12pt" style:font-weight-complex="normal"/>
    </style:style>
    <style:style style:name="P112" style:family="paragraph" style:parent-style-name="Text_20_body" style:list-style-name="L16">
      <style:paragraph-properties fo:margin-left="0.4925in" fo:margin-right="0in" fo:text-indent="-0.25in" style:auto-text-indent="false"/>
      <style:text-properties fo:font-variant="normal" fo:text-transform="none" style:text-line-through-style="none" style:font-name="Liberation Serif" fo:font-style="normal" style:text-underline-style="none" style:text-blinking="false" fo:background-color="transparent"/>
    </style:style>
    <style:style style:name="P113" style:family="paragraph" style:parent-style-name="Text_20_body" style:list-style-name="L22">
      <style:paragraph-properties fo:margin-left="0.4925in" fo:margin-right="0in" fo:text-indent="-0.25in" style:auto-text-indent="false"/>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114" style:family="paragraph" style:parent-style-name="Text_20_body" style:list-style-name="L26">
      <style:paragraph-properties fo:margin-left="0.4925in" fo:margin-right="0in" fo:text-indent="-0.25in" style:auto-text-indent="false"/>
      <style:text-properties fo:font-weight="normal" style:font-weight-asian="normal" style:font-weight-complex="normal"/>
    </style:style>
    <style:style style:name="P115" style:family="paragraph" style:parent-style-name="Text_20_body" style:list-style-name="L9">
      <style:paragraph-properties fo:margin-left="1.9693in" fo:margin-right="0in" fo:text-indent="-0.25in" style:auto-text-indent="false"/>
      <style:text-properties fo:font-variant="normal" fo:text-transform="none" fo:color="#000000" style:text-line-through-style="none" style:font-name="Liberation Serif" fo:font-size="11.25pt" fo:font-style="normal" style:text-underline-style="none" fo:font-weight="normal" style:text-blinking="false" fo:background-color="transparent" style:font-weight-asian="normal" style:font-weight-complex="normal"/>
    </style:style>
    <style:style style:name="P116" style:family="paragraph" style:parent-style-name="Text_20_body" style:list-style-name="L14">
      <style:paragraph-properties fo:margin-left="1.9693in" fo:margin-right="0in" fo:text-indent="-0.25in" style:auto-text-indent="false"/>
      <style:text-properties fo:font-variant="normal" fo:text-transform="none" style:text-line-through-style="none" style:font-name="Liberation Serif" fo:font-size="12pt" fo:font-style="normal" style:text-underline-style="none" fo:font-weight="normal" style:text-blinking="false" fo:background-color="transparent" style:font-size-asian="10.5pt" style:font-weight-asian="normal" style:font-size-complex="12pt" style:font-weight-complex="normal"/>
    </style:style>
    <style:style style:name="P117" style:family="paragraph" style:parent-style-name="Text_20_body" style:list-style-name="L32">
      <style:paragraph-properties fo:margin-left="1.9693in" fo:margin-right="0in" fo:text-indent="-0.25in" style:auto-text-indent="false"/>
      <style:text-properties fo:color="#000000"/>
    </style:style>
    <style:style style:name="P118" style:family="paragraph" style:parent-style-name="Text_20_body" style:list-style-name="L33">
      <style:paragraph-properties fo:margin-left="1.9693in" fo:margin-right="0in" fo:text-indent="-0.25in" style:auto-text-indent="false"/>
      <style:text-properties fo:color="#000000"/>
    </style:style>
    <style:style style:name="P119" style:family="paragraph" style:parent-style-name="Text_20_body" style:list-style-name="L20">
      <style:paragraph-properties fo:margin-top="0in" fo:margin-bottom="0in" fo:background-color="transparent">
        <style:background-image/>
      </style:paragraph-properties>
      <style:text-properties fo:font-variant="normal" fo:text-transform="none" fo:color="#ff0000" style:text-line-through-style="none" style:font-name="Arial" fo:font-size="11.25pt" fo:font-style="normal" style:text-underline-style="none" fo:font-weight="normal" style:text-blinking="false" fo:background-color="transparent" style:font-weight-asian="normal" style:font-weight-complex="normal"/>
    </style:style>
    <style:style style:name="P120" style:family="paragraph" style:parent-style-name="Text_20_body" style:list-style-name="L22">
      <style:paragraph-properties fo:margin-top="0in" fo:margin-bottom="0in" fo:background-color="transparent">
        <style:background-image/>
      </style:paragraph-properties>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21" style:family="paragraph" style:parent-style-name="Text_20_body" style:list-style-name="L22">
      <style:paragraph-properties fo:margin-top="0in" fo:margin-bottom="0in" fo:background-color="transparent">
        <style:background-image/>
      </style:paragraph-properties>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122" style:family="paragraph" style:parent-style-name="Text_20_body" style:list-style-name="L22">
      <style:paragraph-properties fo:margin-top="0in" fo:margin-bottom="0in" fo:background-color="transparent">
        <style:background-image/>
      </style:paragraph-properties>
    </style:style>
    <style:style style:name="P123" style:family="paragraph" style:parent-style-name="Text_20_body" style:list-style-name="L22">
      <style:paragraph-properties fo:margin-top="0in" fo:margin-bottom="0in" fo:background-color="transparent">
        <style:background-image/>
      </style:paragraph-properties>
      <style:text-properties style:text-line-through-style="none" fo:background-color="transparent"/>
    </style:style>
    <style:style style:name="P124" style:family="paragraph" style:parent-style-name="Text_20_body">
      <style:paragraph-properties fo:margin-left="0in" fo:margin-right="0in" fo:text-indent="0in" style:auto-text-indent="false"/>
      <style:text-properties fo:font-variant="normal" fo:text-transform="none" fo:color="#ff00ff" style:text-line-through-style="none" style:font-name="Liberation Serif" fo:font-size="12pt" fo:font-style="normal" style:text-underline-style="none" fo:font-weight="normal" style:text-blinking="false" fo:background-color="transparent" style:font-size-asian="10.5pt" style:font-weight-asian="normal" style:font-size-complex="12pt" style:font-weight-complex="normal"/>
    </style:style>
    <style:style style:name="P125" style:family="paragraph" style:parent-style-name="Text_20_body">
      <style:paragraph-properties fo:margin-left="0in" fo:margin-right="0in" fo:text-indent="0in" style:auto-text-indent="false"/>
      <style:text-properties fo:font-variant="normal" fo:text-transform="none" fo:color="#ff0000" style:text-line-through-style="none" style:font-name="Arial" fo:font-size="11.25pt" fo:font-style="normal" style:text-underline-style="none" fo:font-weight="normal" style:text-blinking="false" fo:background-color="transparent" style:font-weight-asian="normal" style:font-weight-complex="normal"/>
    </style:style>
    <style:style style:name="P126" style:family="paragraph" style:parent-style-name="Text_20_body" style:list-style-name="L16">
      <style:paragraph-properties fo:margin-left="0in" fo:margin-right="0in" fo:text-indent="-0.25in" style:auto-text-indent="false"/>
      <style:text-properties fo:font-variant="normal" fo:text-transform="none" fo:color="#ff6633" style:text-line-through-style="none" style:font-name="Liberation Serif" fo:font-style="normal" style:text-underline-style="none" fo:font-weight="normal" style:text-blinking="false" fo:background-color="transparent" style:font-weight-asian="normal" style:font-weight-complex="normal"/>
    </style:style>
    <style:style style:name="P127" style:family="paragraph" style:parent-style-name="Text_20_body" style:list-style-name="L16">
      <style:paragraph-properties fo:margin-left="0in" fo:margin-right="0in" fo:text-indent="-0.25in" style:auto-text-indent="false"/>
      <style:text-properties fo:font-variant="normal" fo:text-transform="none" fo:color="#ff00ff" style:text-line-through-style="none" style:font-name="Liberation Serif" fo:font-style="normal" style:text-underline-style="none" fo:font-weight="normal" style:text-blinking="false" fo:background-color="transparent" style:font-weight-asian="normal" style:font-weight-complex="normal"/>
    </style:style>
    <style:style style:name="P128" style:family="paragraph" style:parent-style-name="Heading_20_3">
      <style:text-properties style:text-line-through-style="none" fo:background-color="transparent"/>
    </style:style>
    <style:style style:name="P129" style:family="paragraph" style:parent-style-name="Heading_20_3">
      <style:text-properties fo:font-variant="normal" fo:text-transform="none" style:text-line-through-style="none" style:font-name="Liberation Serif" fo:font-size="14pt" fo:font-style="normal" style:text-underline-style="none" fo:font-weight="bold" style:text-blinking="false" fo:background-color="transparent" style:font-size-asian="14pt" style:font-weight-asian="bold" style:font-size-complex="14pt" style:font-weight-complex="bold"/>
    </style:style>
    <style:style style:name="P130" style:family="paragraph" style:parent-style-name="Heading_20_3">
      <style:text-properties fo:font-variant="normal" fo:text-transform="none" style:text-line-through-style="none" style:font-name="Liberation Serif" fo:font-style="normal" style:text-underline-style="none" style:text-blinking="false" fo:background-color="transparent"/>
    </style:style>
    <style:style style:name="P131" style:family="paragraph" style:parent-style-name="Heading_20_3">
      <style:text-properties fo:font-variant="normal" fo:text-transform="none" fo:color="#000000" style:text-line-through-style="none" style:font-name="Liberation Serif" fo:font-style="normal" style:text-underline-style="none" fo:font-weight="bold" style:text-blinking="false" fo:background-color="transparent" style:font-weight-asian="bold" style:font-weight-complex="bold"/>
    </style:style>
    <style:style style:name="P132" style:family="paragraph" style:parent-style-name="Heading_20_3">
      <style:text-properties fo:font-variant="normal" fo:text-transform="none" fo:color="#000000" style:text-line-through-style="none" style:font-name="Liberation Serif" fo:font-size="14pt" fo:font-style="normal" style:text-underline-style="none" fo:font-weight="bold" style:text-blinking="false" fo:background-color="transparent" style:font-size-asian="14pt" style:font-weight-asian="bold" style:font-size-complex="14pt" style:font-weight-complex="bold"/>
    </style:style>
    <style:style style:name="P133" style:family="paragraph" style:parent-style-name="Heading_20_3">
      <style:text-properties style:font-name="Liberation Serif" fo:font-size="14pt" fo:font-weight="bold" style:font-size-asian="14pt" style:font-weight-asian="bold" style:font-size-complex="14pt" style:font-weight-complex="bold"/>
    </style:style>
    <style:style style:name="P134" style:family="paragraph" style:parent-style-name="Normal_3a__20_Flush_20__28_Content" style:list-style-name="L37"/>
    <style:style style:name="P135" style:family="paragraph" style:parent-style-name="Quoted_20__28_1_20_para_20_only_29__20__28_Content" style:list-style-name="L37">
      <style:paragraph-properties fo:margin-left="0.9846in" fo:margin-right="0.15in" fo:text-indent="-0.25in" style:auto-text-indent="false"/>
      <style:text-properties fo:font-variant="normal" fo:text-transform="none" fo:color="#ff0000" style:text-line-through-style="none" style:font-name="Liberation Serif" fo:font-size="12pt" fo:font-style="normal" style:text-underline-style="none" fo:font-weight="normal" style:text-blinking="false" fo:background-color="transparent"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3" style:family="text">
      <style:text-properties fo:font-variant="normal" fo:text-transform="none" fo:color="#000000" style:text-line-through-style="none" style:font-name="Liberation Serif" fo:font-size="12pt" fo:font-style="normal" style:text-underline-style="none" fo:font-weight="bold" style:text-blinking="false" fo:background-color="transparent" style:font-size-asian="10.5pt" style:font-weight-asian="bold" style:font-size-complex="12pt" style:font-weight-complex="bold"/>
    </style:style>
    <style:style style:name="T4" style:family="text">
      <style:text-properties fo:font-variant="normal" fo:text-transform="none" fo:color="#000000" style:text-line-through-style="none" style:font-name="Liberation Serif" fo:font-size="12pt" fo:font-style="normal" style:text-underline-style="none" style:text-blinking="false" fo:background-color="transparent" style:font-size-asian="10.5pt" style:font-size-complex="12pt"/>
    </style:style>
    <style:style style:name="T5" style:family="text">
      <style:text-properties fo:font-variant="normal" fo:text-transform="none" fo:color="#000000" style:font-name="Arial" fo:font-size="11.25pt" fo:font-style="normal" style:text-underline-style="none" fo:font-weight="normal" style:text-blinking="false" style:font-weight-asian="normal" style:font-weight-complex="normal"/>
    </style:style>
    <style:style style:name="T6" style:family="text">
      <style:text-properties fo:font-variant="normal" fo:text-transform="none" fo:color="#000000" style:font-name="Arial" fo:font-size="11.25pt" fo:font-style="normal" style:text-underline-style="none" fo:font-weight="bold" style:text-blinking="false" style:font-weight-asian="bold" style:font-weight-complex="bold"/>
    </style:style>
    <style:style style:name="T7" style:family="text">
      <style:text-properties fo:font-variant="normal" fo:text-transform="none" fo:color="#000000" style:font-name="Arial" fo:font-size="11.25pt" fo:font-style="normal" style:text-underline-style="none" style:text-blinking="false"/>
    </style:style>
    <style:style style:name="T8" style:family="text">
      <style:text-properties fo:font-variant="normal" fo:text-transform="none" fo:color="#000000" style:font-name="Liberation Serif" fo:font-style="normal" style:text-underline-style="none" style:text-blinking="false"/>
    </style:style>
    <style:style style:name="T9" style:family="text">
      <style:text-properties fo:font-variant="normal" fo:text-transform="none" fo:color="#008000" style:text-line-through-style="none" style:font-name="Arial" fo:font-size="11.25pt" fo:font-style="normal" style:text-underline-style="none" style:text-blinking="false" fo:background-color="transparent" style:font-size-asian="10.5pt" style:font-size-complex="12pt"/>
    </style:style>
    <style:style style:name="T10" style:family="text">
      <style:text-properties fo:font-variant="normal" fo:text-transform="none" fo:color="#008000" style:text-line-through-style="none" style:font-name="Arial" fo:font-size="11.25pt" fo:font-style="normal" style:text-underline-style="none" fo:font-weight="normal" style:text-blinking="false" fo:background-color="transparent"/>
    </style:style>
    <style:style style:name="T11" style:family="text">
      <style:text-properties fo:font-variant="normal" fo:text-transform="none" fo:color="#008000" style:text-line-through-style="none" style:font-name="Liberation Serif" fo:font-size="12pt" fo:font-style="normal" style:text-underline-style="none" style:text-blinking="false" fo:background-color="transparent" style:font-size-asian="10.5pt" style:font-size-complex="12pt"/>
    </style:style>
    <style:style style:name="T12" style:family="text">
      <style:text-properties fo:font-variant="normal" fo:text-transform="none" fo:color="#008000" style:font-name="Arial" fo:font-size="11.25pt" fo:font-style="normal" style:text-underline-style="none" fo:font-weight="normal" style:text-blinking="false" style:font-weight-asian="bold" style:font-weight-complex="bold"/>
    </style:style>
    <style:style style:name="T13" style:family="text">
      <style:text-properties fo:font-variant="normal" fo:text-transform="none" fo:color="#008000" style:font-name="Arial" fo:font-size="11.25pt" fo:font-style="normal" style:text-underline-style="none" fo:font-weight="normal" style:text-blinking="false" style:font-weight-asian="normal" style:font-weight-complex="normal"/>
    </style:style>
    <style:style style:name="T14" style:family="text">
      <style:text-properties fo:font-variant="normal" fo:text-transform="none" fo:color="#008000" style:font-name="Arial" fo:font-size="11.25pt" fo:font-style="normal" style:text-underline-style="none" style:text-blinking="false"/>
    </style:style>
    <style:style style:name="T15" style:family="text">
      <style:text-properties fo:font-variant="normal" fo:text-transform="none" fo:color="#008000" fo:font-size="11.25pt" fo:font-style="normal" style:text-underline-style="none" style:text-blinking="false"/>
    </style:style>
    <style:style style:name="T16" style:family="text">
      <style:text-properties fo:font-variant="normal" fo:text-transform="none" fo:color="#008000" style:font-name="Liberation Serif" fo:font-style="normal" style:text-underline-style="none" style:text-blinking="false"/>
    </style:style>
    <style:style style:name="T17" style:family="text">
      <style:text-properties fo:font-variant="normal" fo:text-transform="none" fo:color="#000080" style:font-name="Arial" fo:font-size="11.25pt" fo:font-style="normal" style:text-underline-style="none" style:text-blinking="false"/>
    </style:style>
    <style:style style:name="T18" style:family="text">
      <style:text-properties fo:font-variant="normal" fo:text-transform="none" fo:color="#000080" style:font-name="Liberation Serif" fo:font-style="normal" style:text-underline-style="none" style:text-blinking="false"/>
    </style:style>
    <style:style style:name="T19" style:family="text">
      <style:text-properties fo:font-variant="normal" fo:text-transform="none" style:text-line-through-style="none" style:font-name="Arial" fo:font-size="11.25pt" fo:font-style="normal" style:text-underline-style="none" fo:font-weight="normal" style:text-blinking="false" fo:background-color="transparent" style:font-weight-asian="normal" style:font-weight-complex="normal"/>
    </style:style>
    <style:style style:name="T20" style:family="text">
      <style:text-properties fo:font-variant="normal" fo:text-transform="none" fo:font-size="11.25pt" fo:font-style="normal" style:text-underline-style="none" style:text-blinking="false"/>
    </style:style>
    <style:style style:name="T21" style:family="text">
      <style:text-properties fo:font-variant="normal" fo:text-transform="none" fo:font-size="11.25pt" fo:font-style="normal" style:text-underline-style="none" fo:font-weight="bold" style:text-blinking="false" style:font-weight-asian="bold" style:font-weight-complex="bold"/>
    </style:style>
    <style:style style:name="T22" style:family="text">
      <style:text-properties fo:font-variant="normal" fo:text-transform="none" style:font-name="Arial" fo:font-size="11.25pt" fo:font-style="normal" style:text-underline-style="none" fo:font-weight="normal" style:text-blinking="false" style:font-weight-asian="normal" style:font-weight-complex="normal"/>
    </style:style>
    <style:style style:name="T23" style:family="text">
      <style:text-properties fo:font-variant="normal" fo:text-transform="none" style:font-name="Liberation Serif" fo:font-style="normal" style:text-underline-style="none" style:text-blinking="false"/>
    </style:style>
    <style:style style:name="T24" style:family="text">
      <style:text-properties fo:font-variant="normal" fo:text-transform="none" style:font-name="Liberation Serif" fo:font-style="normal" style:text-underline-style="none" fo:font-weight="bold" style:text-blinking="false" style:font-weight-asian="bold" style:font-weight-complex="bold"/>
    </style:style>
    <style:style style:name="T25" style:family="text">
      <style:text-properties fo:font-weight="normal" style:font-weight-asian="normal" style:font-weight-complex="normal"/>
    </style:style>
    <style:style style:name="T26" style:family="text">
      <style:text-properties fo:color="#008000"/>
    </style:style>
    <style:style style:name="T27" style:family="text">
      <style:text-properties fo:color="#008000" fo:font-weight="bold" style:font-weight-asian="bold" style:font-weight-complex="bold"/>
    </style:style>
    <style:style style:name="T28" style:family="text">
      <style:text-properties fo:color="#000080"/>
    </style:style>
    <style:style style:name="T29" style:family="text">
      <style:text-properties fo:color="#000000"/>
    </style:style>
    <style:style style:name="T30" style:family="text">
      <style:text-properties fo:color="#ff0000"/>
    </style:style>
    <style:style style:name="T31" style:family="text">
      <style:text-properties style:font-name="Arial"/>
    </style:style>
    <style:style style:name="T32" style:family="text">
      <style:text-properties style:font-name="Arial" fo:font-size="11.25pt"/>
    </style:style>
    <style:style style:name="T33" style:family="text">
      <style:text-properties fo:color="#ff00ff"/>
    </style:style>
    <style:style style:name="T34" style:family="text">
      <style:text-properties fo:color="#ff00ff" fo:font-style="italic" style:font-style-asian="italic" style:font-style-complex="italic"/>
    </style:style>
    <style:style style:name="T35" style:family="text">
      <style:text-properties fo:font-style="italic" style:font-style-asian="italic" style:font-style-complex="italic"/>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772in" fo:text-indent="-0.25in" fo:margin-left="1.47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272in" fo:text-indent="-0.25in" fo:margin-left="1.72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772in" fo:text-indent="-0.25in" fo:margin-left="1.97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772in" fo:text-indent="-0.25in" fo:margin-left="2.47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772in" fo:text-indent="-0.25in" fo:margin-left="2.9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272in" fo:text-indent="-0.25in" fo:margin-left="3.22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772in" fo:text-indent="-0.25in" fo:margin-left="3.47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4772in" fo:text-indent="-0.25in" fo:margin-left="1.47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272in" fo:text-indent="-0.25in" fo:margin-left="1.72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772in" fo:text-indent="-0.25in" fo:margin-left="1.97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772in" fo:text-indent="-0.25in" fo:margin-left="2.47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772in" fo:text-indent="-0.25in" fo:margin-left="2.9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272in" fo:text-indent="-0.25in" fo:margin-left="3.22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772in" fo:text-indent="-0.25in" fo:margin-left="3.47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4772in" fo:text-indent="-0.25in" fo:margin-left="1.47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272in" fo:text-indent="-0.25in" fo:margin-left="1.72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772in" fo:text-indent="-0.25in" fo:margin-left="1.97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772in" fo:text-indent="-0.25in" fo:margin-left="2.47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772in" fo:text-indent="-0.25in" fo:margin-left="2.9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272in" fo:text-indent="-0.25in" fo:margin-left="3.22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772in" fo:text-indent="-0.25in" fo:margin-left="3.47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2583in" fo:text-indent="-0.25in" fo:margin-left="2.258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083in" fo:text-indent="-0.25in" fo:margin-left="2.508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583in" fo:text-indent="-0.25in" fo:margin-left="2.758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0083in" fo:text-indent="-0.25in" fo:margin-left="3.008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2583in" fo:text-indent="-0.25in" fo:margin-left="3.25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5083in" fo:text-indent="-0.25in" fo:margin-left="3.508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7583in" fo:text-indent="-0.25in" fo:margin-left="3.758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83in" fo:text-indent="-0.25in" fo:margin-left="4.008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2583in" fo:text-indent="-0.25in" fo:margin-left="4.25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5083in" fo:text-indent="-0.25in" fo:margin-left="4.5083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6307in" fo:text-indent="-0.25in" fo:margin-left="0.63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07in" fo:text-indent="-0.25in" fo:margin-left="0.88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07in" fo:text-indent="-0.25in" fo:margin-left="1.13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07in" fo:text-indent="-0.25in" fo:margin-left="1.38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07in" fo:text-indent="-0.25in" fo:margin-left="1.63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07in" fo:text-indent="-0.25in" fo:margin-left="1.88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07in" fo:text-indent="-0.25in" fo:margin-left="2.13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07in" fo:text-indent="-0.25in" fo:margin-left="2.38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07in" fo:text-indent="-0.25in" fo:margin-left="2.63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07in" fo:text-indent="-0.25in" fo:margin-left="2.8807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4772in" fo:text-indent="-0.25in" fo:margin-left="1.47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272in" fo:text-indent="-0.25in" fo:margin-left="1.72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772in" fo:text-indent="-0.25in" fo:margin-left="1.97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772in" fo:text-indent="-0.25in" fo:margin-left="2.47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772in" fo:text-indent="-0.25in" fo:margin-left="2.9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272in" fo:text-indent="-0.25in" fo:margin-left="3.22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772in" fo:text-indent="-0.25in" fo:margin-left="3.47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4772in" fo:text-indent="-0.25in" fo:margin-left="1.47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272in" fo:text-indent="-0.25in" fo:margin-left="1.72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772in" fo:text-indent="-0.25in" fo:margin-left="1.97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772in" fo:text-indent="-0.25in" fo:margin-left="2.47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772in" fo:text-indent="-0.25in" fo:margin-left="2.9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272in" fo:text-indent="-0.25in" fo:margin-left="3.22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772in" fo:text-indent="-0.25in" fo:margin-left="3.47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4772in" fo:text-indent="-0.25in" fo:margin-left="1.47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272in" fo:text-indent="-0.25in" fo:margin-left="1.72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772in" fo:text-indent="-0.25in" fo:margin-left="1.97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772in" fo:text-indent="-0.25in" fo:margin-left="2.47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772in" fo:text-indent="-0.25in" fo:margin-left="2.9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272in" fo:text-indent="-0.25in" fo:margin-left="3.22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772in" fo:text-indent="-0.25in" fo:margin-left="3.47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64in" fo:text-indent="-0.25in" fo:margin-left="1.276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264in" fo:text-indent="-0.25in" fo:margin-left="1.526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764in" fo:text-indent="-0.25in" fo:margin-left="1.776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264in" fo:text-indent="-0.25in" fo:margin-left="2.026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764in" fo:text-indent="-0.25in" fo:margin-left="2.27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264in" fo:text-indent="-0.25in" fo:margin-left="2.526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764in" fo:text-indent="-0.25in" fo:margin-left="2.776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0264in" fo:text-indent="-0.25in" fo:margin-left="3.026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764in" fo:text-indent="-0.25in" fo:margin-left="3.276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264in" fo:text-indent="-0.25in" fo:margin-left="3.5264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8" text:outline-level="3">Title Page</text:h>
      <text:list xml:id="list4975523671" text:style-name="L1">
        <text:list-item>
          <text:p text:style-name="P18">FERPA Online Training for Higher Education <text:s/></text:p>
        </text:list-item>
      </text:list>
      <text:h text:style-name="P128" text:outline-level="3">How to Navigate the Course</text:h>
      <text:h text:style-name="P128" text:outline-level="3">Course Introduction</text:h>
      <text:p text:style-name="P1">In this online course, you will learn the fundamental principles of FERPA (The Family Educational Rights &amp; Privacy Act) and how it applies to working in the college setting. <text:s text:c="2"/>Throughout the course, you'll find special features to help guide you to compliance. </text:p>
      <text:p text:style-name="P1"/>
      <text:list xml:id="list589465079" text:style-name="L2">
        <text:list-item>
          <text:p text:style-name="P8"><text:span text:style-name="T1">“Campus Clues”</text:span> - These clues lead you to compliance success when working in the educational community. <text:s/>The make the learning material relevant to the college setting.</text:p>
          <text:p text:style-name="P8"/>
        </text:list-item>
        <text:list-item>
          <text:p text:style-name="P8"><text:span text:style-name="T1">“Case Studies”</text:span> - Here you learn about specific instances and how the circumstances relate to FERPA guidelines. </text:p>
        </text:list-item>
        <text:list-item>
          <text:p text:style-name="P8"/>
        </text:list-item>
        <text:list-item>
          <text:p text:style-name="P8"><text:span text:style-name="T1">“Compliance Quizzes”</text:span> - <text:s/>These short quizzes are placed at the end of each learning module to test your understanding of the concepts presented. <text:s/>You cannot move on to the next module until you have passed the quiz. <text:s text:c="2"/></text:p>
          <text:p text:style-name="P8"/>
        </text:list-item>
        <text:list-item>
          <text:p text:style-name="P8"><text:span text:style-name="T1">“Key Terms”</text:span> - Simply click these highlighted words to display the meaning of the term.</text:p>
        </text:list-item>
      </text:list>
      <text:p text:style-name="P1"/>
      <text:p text:style-name="P1">After completing the final exam, you will receive a receive a certificate. <text:s/>If you would like to know more information about FERPA, click “Resources” on the side bar. <text:s/>The Office of the Registrar can answer questions concerning how your school complies to FERPA guidelines. <text:s text:c="5"/></text:p>
      <text:p text:style-name="P1"><text:s text:c="6"/></text:p>
      <text:h text:style-name="P128" text:outline-level="3">Course Objectives</text:h>
      <text:list xml:id="list1393565199" text:style-name="L3">
        <text:list-item>
          <text:p text:style-name="P21">The following are the learning objectives presented in this online course.</text:p>
        </text:list-item>
        <text:list-item>
          <text:p text:style-name="P41">Module 1 – What is FERPA &amp; Who Must Comply?</text:p>
        </text:list-item>
        <text:list-item>
          <text:p text:style-name="P79">What is the purpose of the Act, to whom does it apply, and how is it enforced? </text:p>
        </text:list-item>
        <text:list-item>
          <text:p text:style-name="P41">Module 2 – Student Rights </text:p>
        </text:list-item>
        <text:list-item>
          <text:p text:style-name="P79">Who does FERPA protect and to what guaranteed rights are they entitled?</text:p>
        </text:list-item>
        <text:list-item>
          <text:p text:style-name="P41">Module 3 – Parents</text:p>
        </text:list-item>
        <text:list-item>
          <text:p text:style-name="P79">What rights do parents have under FERPA?</text:p>
        </text:list-item>
        <text:list-item>
          <text:p text:style-name="P41">Module 4 – Educational Records</text:p>
        </text:list-item>
        <text:list-item>
          <text:p text:style-name="P79">How does FERPA define educational records?</text:p>
        </text:list-item>
        <text:list-item>
          <text:p text:style-name="P41">Module 5 – Types of Information </text:p>
        </text:list-item>
        <text:list-item>
          <text:p text:style-name="P79"><text:soft-page-break/>How does FERPA distinguish types of information? <text:s/></text:p>
        </text:list-item>
        <text:list-item>
          <text:p text:style-name="P41">Module 6 - <text:s/>Consent</text:p>
        </text:list-item>
        <text:list-item>
          <text:p text:style-name="P79">What is required to release and share student information?</text:p>
        </text:list-item>
        <text:list-item>
          <text:p text:style-name="P41">Module 7 – FERPA in the College Community</text:p>
        </text:list-item>
        <text:list-item>
          <text:p text:style-name="P79">What responsibilities are given to your school and how do they affect your job duties?</text:p>
        </text:list-item>
        <text:list-item>
          <text:p text:style-name="P42"><text:span text:style-name="T1">Module 8 – Course Review</text:span> </text:p>
        </text:list-item>
      </text:list>
      <text:h text:style-name="P128" text:outline-level="3">Pretest</text:h>
      <text:h text:style-name="P128" text:outline-level="3">Module 1 – What is FERPA &amp; Who Must Comply</text:h>
      <text:list xml:id="list628913684" text:style-name="L4">
        <text:list-item>
          <text:p text:style-name="P22">Page title: <text:s/><text:span text:style-name="T1">Information in the Modern Age</text:span> </text:p>
        </text:list-item>
        <text:list-item>
          <text:p text:style-name="P43">In order to conduct daily business, schools must record and maintain a great deal of information about students. <text:s/>With modern sophisticated technologies, this information can be extremely sensitive and the potential for misuse, whether unintentional or criminal, exists as never before. <text:s/></text:p>
        </text:list-item>
        <text:list-item>
          <text:p text:style-name="P102">Page title: <text:span text:style-name="T1">Family Educational Rights and Privacy Act</text:span> </text:p>
        </text:list-item>
        <text:list-item>
          <text:p text:style-name="P43"><text:span text:style-name="T26">FERPA (Family Educational Rights and Privacy Act)</text:span> is a federal act intended to protect the <text:span text:style-name="T1">privacy</text:span> and <text:span text:style-name="T1">accuracy</text:span> of student records.</text:p>
        </text:list-item>
        <text:list-item>
          <text:p text:style-name="P43">Consider the student as the “owner” and the institution as the “custodian”</text:p>
        </text:list-item>
        <text:list-item>
          <text:p text:style-name="P43">Image: <text:s/></text:p>
        </text:list-item>
        <text:list-item>
          <text:p text:style-name="P102">Page title: <text:span text:style-name="T1">Who Must Comply?</text:span></text:p>
        </text:list-item>
        <text:list-item>
          <text:p text:style-name="P43">“Do I really need to know about FERPA? <text:s/>Isn't it mainly a concern for the registrar and other records offices?”</text:p>
        </text:list-item>
        <text:list-item>
          <text:p text:style-name="P43">Note: put text in a thought bubble of an image of an inquisitive person </text:p>
        </text:list-item>
        <text:list-item>
          <text:p text:style-name="P102">Page title: <text:s/><text:span text:style-name="T1">Who Must Comply?</text:span></text:p>
        </text:list-item>
        <text:list-item>
          <text:p text:style-name="P43"><text:span text:style-name="T1">ANY</text:span> institution receiving federal funding (e.g. pell grants, financial aid, loan programs)</text:p>
        </text:list-item>
        <text:list-item>
          <text:p text:style-name="P43"><text:span text:style-name="T1">EVERY</text:span> department throughout the institution, not merely records offices</text:p>
        </text:list-item>
        <text:list-item>
          <text:p text:style-name="P43"><text:span text:style-name="T1">EVERYONE</text:span> on campus who has access to student information </text:p>
        </text:list-item>
        <text:list-item>
          <text:p text:style-name="P43">Note: <text:s/>scatter the following words (make into an image via Word or something)</text:p>
        </text:list-item>
        <text:list-item>
          <text:p text:style-name="P81">advisors, academic dept personnel, admissions, alumni offices, archivists, athletic coaches, activity coordinators, counselors, telephone operators, safety officers, financial accounting staff, deans, faculty, tour guides, housing directors, IT, librarians, registrar, secretaries, teaching assistants, etc. </text:p>
        </text:list-item>
        <text:list-item>
          <text:p text:style-name="P102">Page title: <text:s/><text:span text:style-name="T1">The “FERPA Police” </text:span></text:p>
        </text:list-item>
        <text:list-item>
          <text:p text:style-name="P43"><text:soft-page-break/>The Dept. of Education's <text:span text:style-name="T27">FPCO (F</text:span><text:span text:style-name="T12">amily Policy Compliance Office – include address)</text:span><text:span text:style-name="T27"> </text:span>enforces the act.</text:p>
        </text:list-item>
        <text:list-item>
          <text:p text:style-name="P80">The FPCO issues a formal notice when a violation is reported.</text:p>
        </text:list-item>
        <text:list-item>
          <text:p text:style-name="P91">Campus Clue – If a violation occurs at your school, the FPCO allows a reasonable amount of time to correct the situation and return to compliance. </text:p>
        </text:list-item>
        <text:list-item>
          <text:p text:style-name="P102"><text:s/>Page title: <text:span text:style-name="T1">Penalties for Non-Compliance</text:span></text:p>
        </text:list-item>
        <text:list-item>
          <text:p text:style-name="P43">Noncompliance in ANY department can mean a <text:span text:style-name="T1">loss of federal funding </text:span><text:span text:style-name="T25">for the</text:span><text:span text:style-name="T1"> </text:span><text:span text:style-name="T25">ENTIRE institution</text:span>!</text:p>
        </text:list-item>
        <text:list-item>
          <text:p text:style-name="P43">Having a firm understanding of FERPA's definitions, provisions, and scope of liability will guide you in your day-to-day decisions and in extenuating circumstances. </text:p>
        </text:list-item>
        <text:list-item>
          <text:p text:style-name="P106">Compliance Quiz</text:p>
        </text:list-item>
        <text:list-item>
          <text:p text:style-name="P48">check all that apply – The Family Education Rights &amp; Privacy Act is intended to protect (2&amp;3):</text:p>
        </text:list-item>
      </text:list>
      <text:list xml:id="list1708528475" text:style-name="L5">
        <text:list-item>
          <text:p text:style-name="P28">the privacy of faculty records</text:p>
        </text:list-item>
        <text:list-item>
          <text:p text:style-name="P28">the privacy of student education records</text:p>
        </text:list-item>
        <text:list-item>
          <text:p text:style-name="P28">accuracy of student education records</text:p>
        </text:list-item>
      </text:list>
      <text:list xml:id="list2154560395" text:continue-list="list628913684" text:style-name="L4">
        <text:list-item>
          <text:p text:style-name="P48">Single answer – T/F In general, it's safe to consider the student as the “owner” of the education record and the school as the “custodian” of the education record (T)</text:p>
        </text:list-item>
        <text:list-item>
          <text:p text:style-name="P48">Single answer – T/F Only records departments need to be familiar with FERPA regulations. <text:s/>(F - <text:s/><text:span text:style-name="T1">EVERYONE</text:span> on campus who has access to student information, must comply)</text:p>
        </text:list-item>
        <text:list-item>
          <text:p text:style-name="P48">Check all that apply - What is the penalty for noncompliance?</text:p>
        </text:list-item>
      </text:list>
      <text:list xml:id="list553856454" text:style-name="L6">
        <text:list-item>
          <text:p text:style-name="P29">Removal of student from the institution</text:p>
        </text:list-item>
        <text:list-item>
          <text:p text:style-name="P29">Removal of faculty from the institution</text:p>
        </text:list-item>
        <text:list-item>
          <text:p text:style-name="P29">Loss of federal funding for the entire institution</text:p>
        </text:list-item>
      </text:list>
      <text:h text:style-name="P128" text:outline-level="3">Module 2 – Student Rights</text:h>
      <text:list xml:id="list1498733511" text:style-name="L7">
        <text:list-item>
          <text:p text:style-name="P23">Page title: <text:s/><text:span text:style-name="T1">Who Does FERPA Protect?</text:span></text:p>
        </text:list-item>
        <text:list-item>
          <text:p text:style-name="P44">In <text:span text:style-name="T26">higher education (postsecondary school)</text:span>, FERPA protects <text:span text:style-name="T26">eligible students (a student who has reached 18 years of age OR is attending a postsecondary institution) </text:span></text:p>
        </text:list-item>
        <text:list-item>
          <text:p text:style-name="P49"><text:span text:style-name="T28">Campus Clue</text:span> – <text:span text:style-name="T28">Under </text:span><text:span text:style-name="T17">FERPA, your institution can determine when rights begin for their new and incoming students (i.e. first day of class, admission, etc.). <text:s/>However, student status cannot begin any later than the first day of classes.</text:span></text:p>
        </text:list-item>
        <text:list-item>
          <text:p text:style-name="P107"><text:span text:style-name="T20">Page title: <text:s/></text:span><text:span text:style-name="T21">Guaranteed Rights</text:span></text:p>
        </text:list-item>
        <text:list-item>
          <text:p text:style-name="P50">Under FERPA, students have four guaranteed rights regarding education records.</text:p>
        </text:list-item>
      </text:list>
      <text:list xml:id="list337415110" text:style-name="L8">
        <text:list-item>
          <text:p text:style-name="P30">Right to Inspect and Review</text:p>
        </text:list-item>
        <text:list-item>
          <text:p text:style-name="P30"><text:soft-page-break/>Right to Seek to Amend</text:p>
        </text:list-item>
        <text:list-item>
          <text:p text:style-name="P30">Right Over Disclosure </text:p>
        </text:list-item>
        <text:list-item>
          <text:p text:style-name="P30">Right to File a Complaint </text:p>
        </text:list-item>
      </text:list>
      <text:list xml:id="list312098052" text:style-name="L9">
        <text:list-item>
          <text:p text:style-name="P19"><text:span text:style-name="T20">Page title: <text:s/></text:span><text:span text:style-name="T21">Right to Inspect and Review</text:span></text:p>
        </text:list-item>
        <text:list-item>
          <text:p text:style-name="P51">Students have the right to:</text:p>
        </text:list-item>
        <text:list-item>
          <text:p text:style-name="P92"><text:span text:style-name="T20">inspect and review </text:span><text:span text:style-name="T15">education records (</text:span><text:span text:style-name="T14">Any record which contains info that is personally identifiable to a student AND is maintained by the university. <text:s/>Discussed in detail in Module 4.)</text:span></text:p>
        </text:list-item>
        <text:list-item>
          <text:p text:style-name="P82">be informed of the procedure for HOW to inspect and review their education records. </text:p>
        </text:list-item>
        <text:list-item>
          <text:p text:style-name="P57">Campus Clue – The student should submit official written requests to the appropriate office in order to review her records. <text:s/>Also, schools often require the student to identify which records are being requested for inspection. Request for access must be granted by your institution no more than 45 days of the request.</text:p>
        </text:list-item>
        <text:list-item>
          <text:p text:style-name="P108"><text:span text:style-name="T20">Page title: <text:s/></text:span><text:span text:style-name="T21">Inaccessible Information</text:span><text:span text:style-name="T20"> </text:span></text:p>
        </text:list-item>
        <text:list-item>
          <text:p text:style-name="P51">Students CANNOT review the following information which may be part of their records</text:p>
        </text:list-item>
        <text:list-item>
          <text:p text:style-name="P85">information about other students</text:p>
        </text:list-item>
        <text:list-item>
          <text:p text:style-name="P85">financial records of parents</text:p>
        </text:list-item>
        <text:list-item>
          <text:p text:style-name="P92"><text:span text:style-name="T15">confidential letters of recommendation (letters that the student has waived his right to inspect and are related to admission, application for employment, or honorary recognition)</text:span><text:span text:style-name="T20"> </text:span></text:p>
        </text:list-item>
        <text:list-item>
          <text:p text:style-name="P108"><text:span text:style-name="T20">Page title:</text:span><text:span text:style-name="T21"> Withholding Students' Rights to Inspect Records</text:span></text:p>
        </text:list-item>
        <text:list-item>
          <text:p text:style-name="P51">Schools are not allowed to withhold students' rights to inspect records</text:p>
        </text:list-item>
        <text:list-item>
          <text:p text:style-name="P69"><text:span text:style-name="T21">NOT permitted </text:span><text:span text:style-name="T20">under FERPA </text:span></text:p>
        </text:list-item>
        <text:list-item>
          <text:p text:style-name="P85">Requiring search and retrieval fees</text:p>
        </text:list-item>
        <text:list-item>
          <text:p text:style-name="P85">Holding transcripts until an outstanding financial obligation is paid</text:p>
        </text:list-item>
        <text:list-item>
          <text:p text:style-name="P57">Campus Clue - Even though your school cannot withhold transcripts, it is not required to provide students with copies of records (including transcripts), unless it's the only means for the student to inspect the record. <text:s/>In these cases, the institution may include a watermark across the document stating “outstanding financial obligation exists,” for example.</text:p>
        </text:list-item>
        <text:list-item>
          <text:p text:style-name="P108"><text:span text:style-name="T20">Page title: </text:span><text:span text:style-name="T21">Right to Seek to Amend</text:span></text:p>
        </text:list-item>
        <text:list-item>
          <text:p text:style-name="P51">Students have the right to </text:p>
        </text:list-item>
        <text:list-item>
          <text:p text:style-name="P85">seek amendment to education records believed to be inaccurate or misleading</text:p>
        </text:list-item>
        <text:list-item>
          <text:p text:style-name="P85">be informed of the procedure for amending education records</text:p>
        </text:list-item>
        <text:list-item>
          <text:p text:style-name="P51">Students should submit a written statement detailing objections</text:p>
        </text:list-item>
        <text:list-item>
          <text:p text:style-name="P57">Campus Clue – Your school is permitted by FERPA to determine appropriate processing time <text:soft-page-break/>to respond to amendment requests. <text:s/>However, FERPA does acknowledge that this be “within <text:s/>a reasonable time.”</text:p>
        </text:list-item>
        <text:list-item>
          <text:p text:style-name="P108"><text:span text:style-name="T20">Page title: <text:s/></text:span><text:span text:style-name="T21">Appeal Process</text:span></text:p>
        </text:list-item>
        <text:list-item>
          <text:p text:style-name="P51">Student must be </text:p>
        </text:list-item>
        <text:list-item>
          <text:p text:style-name="P85">given the opportunity for a formal hearing AND</text:p>
        </text:list-item>
        <text:list-item>
          <text:p text:style-name="P85">be advised of the appeal process </text:p>
        </text:list-item>
        <text:list-item>
          <text:p text:style-name="P51">Hearing requirements:</text:p>
        </text:list-item>
        <text:list-item>
          <text:p text:style-name="P85">held within reasonable amount of time</text:p>
        </text:list-item>
        <text:list-item>
          <text:p text:style-name="P85">give notice of date, time, and place</text:p>
        </text:list-item>
        <text:list-item>
          <text:p text:style-name="P85">conducted by someone who doesn't have direct interest in the outcome</text:p>
        </text:list-item>
        <text:list-item>
          <text:p text:style-name="P85">give fair opportunity to provide evidence</text:p>
        </text:list-item>
        <text:list-item>
          <text:p text:style-name="P85">provide decisions in writing that include a summary of evidence and reasons for decision</text:p>
        </text:list-item>
        <text:list-item>
          <text:p text:style-name="P51">If the outcome of the hearing is unfavorable to student, the contested part of the record must be maintained and disclosed along with the record for as long as the record is kept. </text:p>
        </text:list-item>
        <text:list-item>
          <text:p text:style-name="P57">Campus Clue – Institutions should never keep anonymous records that make it impossible to trace the source and therefore amend a student's record.</text:p>
        </text:list-item>
        <text:list-item>
          <text:p text:style-name="P108"><text:span text:style-name="T20">Page title: </text:span><text:span text:style-name="T21"><text:s/>Records That Cannot be Amended</text:span></text:p>
        </text:list-item>
        <text:list-item>
          <text:p text:style-name="P51">Certain aspects of a student's record cannot be amended</text:p>
        </text:list-item>
        <text:list-item>
          <text:p text:style-name="P85">Records not created by the school (transferred from another identity and are now part of the education record)</text:p>
        </text:list-item>
        <text:list-item>
          <text:p text:style-name="P115">objections must be directed toward the source of the records</text:p>
        </text:list-item>
        <text:list-item>
          <text:p text:style-name="P85">Grades </text:p>
        </text:list-item>
        <text:list-item>
          <text:p text:style-name="P57">Campus Clue – FERPA does not dictate guidelines for handling amendments to grades. Your school should establish its own policy to deal with grade disputes </text:p>
        </text:list-item>
        <text:list-item>
          <text:p text:style-name="P108"><text:span text:style-name="T20">Page title: <text:s/></text:span><text:span text:style-name="T21">Right over Disclosure</text:span><text:span text:style-name="T20"> </text:span></text:p>
        </text:list-item>
        <text:list-item>
          <text:p text:style-name="P57">Campus Clue – Be careful when listing names of students and posting group photos. <text:s/>A student may have requested disclosure restrictions. <text:s/>A good practice, is when in doubt about releasing information, ask for prior written consent</text:p>
        </text:list-item>
        <text:list-item>
          <text:p text:style-name="P69"><text:span text:style-name="T20">Students have some control over </text:span><text:span text:style-name="T15">disclosure (to make known, reveal, or share)</text:span><text:span text:style-name="T20"> of </text:span><text:span text:style-name="T15">personally identifiable information (</text:span><text:span text:style-name="T14">the kind of information or data from which the identity of a specific person can be determined. <text:s/>For example, student's name, place of birth, or SSN. <text:s/>This concept is discussed in detail in Module 4)</text:span><text:span text:style-name="T20"> from their records</text:span></text:p>
        </text:list-item>
        <text:list-item>
          <text:p text:style-name="P85">must provide a written request to restrict disclosure </text:p>
        </text:list-item>
        <text:list-item>
          <text:p text:style-name="P85">students can request the following be withheld:</text:p>
        </text:list-item>
      </text:list>
      <text:list xml:id="list603320507" text:style-name="L10">
        <text:list-item>
          <text:p text:style-name="P20"><text:span text:style-name="T15">Directory information (</text:span><text:span text:style-name="T14">Information contained in an education record </text:span><text:soft-page-break/><text:span text:style-name="T14">that would not generally be considered harmful or an invasion of privacy if disclosed, such as name, phone number, or email address. <text:s/>The sharing of this information is generally considered to help the community function more efficiently. Discussed in detail in Module 5)</text:span></text:p>
        </text:list-item>
        <text:list-item>
          <text:p text:style-name="P24"><text:span text:style-name="T5">ALL information regarding the student. <text:s/>This is sometimes referred to as a “</text:span><text:span text:style-name="T13">FERPA Restriction” (These are very rare student requests and require counseling and extenuating circumstances, such as being in the witness protection program, a celebrity, or stalking victim. If a student is requesting this type of restriction, the school cannot even acknowledge his existence when inquired). </text:span></text:p>
        </text:list-item>
      </text:list>
      <text:p text:style-name="P3"/>
      <text:list xml:id="list484674648" text:style-name="L11">
        <text:list-item>
          <text:p text:style-name="P25"><text:span text:style-name="T5">Page title: <text:s/></text:span><text:span text:style-name="T6">Right to File a Complaint</text:span><text:span text:style-name="T13"> </text:span></text:p>
        </text:list-item>
        <text:list-item>
          <text:p text:style-name="P54">Students have the right to file a complaint concerning alleged compliance failures and must be:</text:p>
        </text:list-item>
        <text:list-item>
          <text:p text:style-name="P93"><text:span text:style-name="T22">submitted in writing to the </text:span><text:span text:style-name="T13">FPCO office (see address in resources located in the side bar of the course - Family Policy Compliance Office, US Dept. of Education, 400 Maryland Avenue SW, Washington, DC 20202-5920)</text:span></text:p>
        </text:list-item>
        <text:list-item>
          <text:p text:style-name="P83">contain specific allegations of fact and provide reasonable cause to believe that a violation has occurred</text:p>
        </text:list-item>
        <text:list-item>
          <text:p text:style-name="P110">Compliance Quiz</text:p>
        </text:list-item>
        <text:list-item>
          <text:p text:style-name="P61">Single answer – T/F In the college setting, FERPA protections apply to all students regardless of age. <text:s/>(T – In postsecondary school, protection under FERPA transfers from the parent to the eligible student. <text:s/>An eligible student is someone who has reached 18 years of age OR is attending a postsecondary institution)</text:p>
        </text:list-item>
        <text:list-item>
          <text:p text:style-name="P63">Check all that apply - What rights does FERPA give students have regarding their education records? (1-4)</text:p>
        </text:list-item>
      </text:list>
      <text:list xml:id="list1195242996" text:style-name="L12">
        <text:list-item>
          <text:p text:style-name="P31">Right to Inspect and Review</text:p>
        </text:list-item>
        <text:list-item>
          <text:p text:style-name="P31">Right to Seek to Amend</text:p>
        </text:list-item>
        <text:list-item>
          <text:p text:style-name="P31">Right Over Disclosure </text:p>
        </text:list-item>
        <text:list-item>
          <text:p text:style-name="P31">Right to File a Complaint </text:p>
        </text:list-item>
        <text:list-item>
          <text:p text:style-name="P31">Right to Dispute a Grade</text:p>
        </text:list-item>
      </text:list>
      <text:list xml:id="list2066747160" text:style-name="L13">
        <text:list-item>
          <text:p text:style-name="P64"><text:span text:style-name="T31">T/F – Students have the right to review ALL information presented in their education record (F - </text:span>Students CANNOT review the following information which may be part of their records</text:p>
        </text:list-item>
        <text:list-item>
          <text:p text:style-name="P87">information about other students</text:p>
        </text:list-item>
        <text:list-item>
          <text:p text:style-name="P87">financial records of parents</text:p>
        </text:list-item>
        <text:list-item>
          <text:p text:style-name="P88">confidential letters of recommendation (letters that the student has waived his right to inspect and are related to admission, application for employment, or honorary recognition) </text:p>
        </text:list-item>
        <text:list-item>
          <text:p text:style-name="P62"><text:soft-page-break/>Check all that apply. <text:s/>Institutions cannot withhold students' right to inspect and review their education records. <text:s/>This includes:</text:p>
        </text:list-item>
        <text:list-item>
          <text:p text:style-name="P87">Requiring search and retrieval fees</text:p>
        </text:list-item>
        <text:list-item>
          <text:p text:style-name="P88">Holding transcripts until an outstanding financial obligation is paid</text:p>
        </text:list-item>
        <text:list-item>
          <text:p text:style-name="P62">T/F – Students can request that various types of personally identifiable information information not be disclosed, even “directory information” that is generally considered not harmful or an invasion of privacy (T – Students can submit a written request to limit disclosure of personally identifiable information including directory information and in rare cases, ALL information maintained by the school) </text:p>
        </text:list-item>
      </text:list>
      <text:p text:style-name="P60"/>
      <text:p text:style-name="P125"><text:span text:style-name="T33">Case Study - Kevin Student feels that his education records have been released inappropriately. Can Ralph use </text:span><text:span text:style-name="ACRONYMS_20__28_Content_29_"><text:span text:style-name="T33">FERPA</text:span></text:span><text:span text:style-name="T33"> to bring a suit against the institution? </text:span></text:p>
      <text:p text:style-name="P125"><text:span text:style-name="Add_3a__20_Italic_20__28_Content_29_"><text:span text:style-name="T34">Answer - There is no private cause of action under </text:span></text:span><text:span text:style-name="ACRONYMS_20_Ital_20__28_Content_29_"><text:span text:style-name="T34">FERPA, meaning that FERPA cannot be the basis of complaint in a private suit</text:span></text:span><text:span text:style-name="Add_3a__20_Italic_20__28_Content_29_"><text:span text:style-name="T34">. This issue was recently confirmed by the U.S. Supreme Court in Gonzaga University and Robert S League </text:span></text:span><text:span text:style-name="T33">v</text:span><text:span text:style-name="Add_3a__20_Italic_20__28_Content_29_"><text:span text:style-name="T34">. John Doe. The student could try to pursue action under a Common Law remedy, such as libel or slander.</text:span></text:span></text:p>
      <text:h text:style-name="P129" text:outline-level="3">Module 3 – Parents</text:h>
      <text:list xml:id="list1633149420" text:style-name="L14">
        <text:list-item>
          <text:p text:style-name="P26"><text:span text:style-name="T23">Page title: <text:s/></text:span><text:span text:style-name="T24">Transfer of Rights</text:span></text:p>
        </text:list-item>
        <text:list-item>
          <text:p text:style-name="P47"><text:span text:style-name="T23">Although parents often play a supportive role in students' lives, once a student is considered an </text:span><text:span text:style-name="T16">eligible student (a student who has reached 18 years of age OR is attending a postsecondary institution), </text:span><text:span text:style-name="T8">rights under FERPA transfer to the student </text:span><text:span text:style-name="T23"><text:s/></text:span></text:p>
        </text:list-item>
        <text:list-item>
          <text:p text:style-name="P66">Regardless of who pays tuition costs, parents DO NOT have rights to students' education records in the college setting.</text:p>
        </text:list-item>
        <text:list-item>
          <text:p text:style-name="P47"><text:span text:style-name="T18">Campus Clue – In cases of students under 18 attending your school, always refer the parents to the high school for information regarding their child's education record. <text:s/>Colleges can often share information with the high school regarding students' records as long as its based on legitimate educational interest. <text:s/>Under FERPA, the high school can share that information with the parent. <text:s text:c="2"/></text:span><text:span text:style-name="T23"><text:s text:c="4"/></text:span></text:p>
        </text:list-item>
        <text:list-item>
          <text:p text:style-name="P104"><text:span text:style-name="T23">Page title: <text:s/></text:span><text:span text:style-name="T24">FERPA Exceptions Regarding Parents</text:span></text:p>
        </text:list-item>
        <text:list-item>
          <text:p text:style-name="P66">FERPA allows institutions to the option to provide parents personally identifiable information in the following cases </text:p>
        </text:list-item>
        <text:list-item>
          <text:p text:style-name="P89">parents of dependent children for income tax purposes</text:p>
        </text:list-item>
        <text:list-item>
          <text:p text:style-name="P89">health and safety emergencies (if information is necessary to protect the health and safety of the student or others)</text:p>
        </text:list-item>
        <text:list-item>
          <text:p text:style-name="P89">notification of drug and alcohol violations as long as the student:</text:p>
        </text:list-item>
        <text:list-item>
          <text:p text:style-name="P116">was found guilty AND</text:p>
        </text:list-item>
        <text:list-item>
          <text:p text:style-name="P116">under 21</text:p>
        </text:list-item>
        <text:list-item>
          <text:p text:style-name="P111"><text:soft-page-break/><text:span text:style-name="T30">Compliance Quiz</text:span> </text:p>
        </text:list-item>
        <text:list-item>
          <text:p text:style-name="P65">Single answer - In which case does FERPA allow postsecondary institutions the option to provide parents with personally identifiable information? (3)</text:p>
        </text:list-item>
      </text:list>
      <text:list xml:id="list252158275" text:style-name="L15">
        <text:list-item>
          <text:p text:style-name="P32">If the student is under the age of 18</text:p>
        </text:list-item>
        <text:list-item>
          <text:p text:style-name="P32">If the parents is responsibly for paying the student's tuition</text:p>
        </text:list-item>
        <text:list-item>
          <text:p text:style-name="P32">If the student is a dependent for income tax purposes</text:p>
        </text:list-item>
        <text:list-item>
          <text:p text:style-name="P32">If the parent believes the student is abusing drugs or alcohol <text:s/></text:p>
        </text:list-item>
      </text:list>
      <text:list xml:id="list767545968" text:style-name="L37">
        <text:list-item>
          <text:p text:style-name="P134"><text:span text:style-name="T33">Case Study - Following commencement, you are helping your school distribute diplomas to students who did not attend the ceremony. Lisa Student and her parents approach you to get the student's diploma. After checking the student’s record, you discover that Lisa was dismissed a year ago. How would you handle this situation in light of </text:span><text:span text:style-name="ACRONYMS_20__28_Content_29_"><text:span text:style-name="T33">FERPA</text:span></text:span><text:span text:style-name="T33">?</text:span></text:p>
        </text:list-item>
        <text:list-item>
          <text:p text:style-name="P135"><text:span text:style-name="Add_3a__20_Italic_20__28_Content_29_"><text:span text:style-name="T34">Answer - It would be advisable to obtain written consent from Lisa. If she refuses, you can release only directory information, unless the parents can provide proof that the student has been claimed as a dependent on the most recent tax submission.</text:span></text:span></text:p>
        </text:list-item>
      </text:list>
      <text:h text:style-name="P130" text:outline-level="3">Module 4 – Education Records</text:h>
      <text:list xml:id="list219662019" text:style-name="L16">
        <text:list-item>
          <text:p text:style-name="P34">Page title: <text:span text:style-name="T1">Defining Education Records</text:span></text:p>
        </text:list-item>
        <text:list-item>
          <text:p text:style-name="P67">Any record which contains “<text:span text:style-name="T29">personally identifiable information” </text:span>of a student AND is maintained by an educational institution or by a party acting for the institution.</text:p>
        </text:list-item>
        <text:list-item>
          <text:p text:style-name="P34">Page title: <text:span text:style-name="T1">Personally Identifiable Information</text:span></text:p>
        </text:list-item>
        <text:list-item>
          <text:p text:style-name="P56">the kind of information or data from which the identity of a specific person can be determined. <text:s/>For example:</text:p>
        </text:list-item>
      </text:list>
      <text:section text:style-name="Sect1" text:name="Section3">
        <text:list xml:id="list1998059898" text:style-name="L17">
          <text:list-item>
            <text:p text:style-name="P97">student’s name</text:p>
          </text:list-item>
          <text:list-item>
            <text:p text:style-name="P97">parent or family member’s name</text:p>
          </text:list-item>
          <text:list-item>
            <text:p text:style-name="P97">student or student’s family’s address</text:p>
          </text:list-item>
          <text:list-item>
            <text:p text:style-name="P97">ssn</text:p>
          </text:list-item>
          <text:list-item>
            <text:p text:style-name="P97">student number</text:p>
          </text:list-item>
          <text:list-item>
            <text:p text:style-name="P97">biometric record (dna, fingerprints, ocular, voice recognition)</text:p>
          </text:list-item>
          <text:list-item>
            <text:p text:style-name="P97">date of birth</text:p>
          </text:list-item>
          <text:list-item>
            <text:p text:style-name="P97">place of birth</text:p>
          </text:list-item>
          <text:list-item>
            <text:p text:style-name="P98">mother’s maiden name</text:p>
          </text:list-item>
        </text:list>
      </text:section>
      <text:list xml:id="list1284542944" text:continue-list="list219662019" text:style-name="L16">
        <text:list-header>
          <text:p text:style-name="P35"/>
        </text:list-header>
        <text:list-item>
          <text:p text:style-name="P35"><text:span text:style-name="T25">Page title</text:span> - Excluded from Education Records </text:p>
        </text:list-item>
        <text:list-item>
          <text:p text:style-name="P67">The following are NOT considered Education Records and are therefore NOT subject to the privacy protections of FERPA</text:p>
        </text:list-item>
        <text:list-item>
          <text:p text:style-name="P90">Sole Possession Records</text:p>
        </text:list-item>
        <text:list-item>
          <text:p text:style-name="P90">Law Enforcement Records</text:p>
        </text:list-item>
        <text:list-item>
          <text:p text:style-name="P90">Employment Records</text:p>
        </text:list-item>
        <text:list-item>
          <text:p text:style-name="P90">Medical / Treatment Records</text:p>
        </text:list-item>
        <text:list-item>
          <text:p text:style-name="P90"><text:soft-page-break/>Alumni Records</text:p>
        </text:list-item>
        <text:list-item>
          <text:p text:style-name="P90">Unrecorded Grades </text:p>
        </text:list-item>
        <text:list-item>
          <text:p text:style-name="P112">Page title: <text:span text:style-name="T1">Sole Possession Records</text:span></text:p>
        </text:list-item>
        <text:list-item>
          <text:p text:style-name="P68">Records that remain in the <text:span text:style-name="T26">sole possession (Shared with no one. <text:s/>Only viewable to the one who created the record)</text:span> of the maker</text:p>
        </text:list-item>
        <text:list-item>
          <text:p text:style-name="P68">Can NEVER be shared with anyone except a <text:span text:style-name="T26">temporary substitute (someone who temporarily takes the place of the person who created the record. <text:s/>This is not the same thing as sharing records with other faculty)</text:span></text:p>
        </text:list-item>
        <text:list-item>
          <text:p text:style-name="P68"><text:span text:style-name="T29">Once shared, they become part of the student's education record.</text:span><text:span text:style-name="T26"> </text:span></text:p>
        </text:list-item>
        <text:list-item>
          <text:p text:style-name="P58">Campus Clue – Members of the college community may create their own, private notes about their students to help them assign grades or helping them to remember details, for example. </text:p>
        </text:list-item>
        <text:list-item>
          <text:p text:style-name="P36"><text:span text:style-name="T33">Case Study - Joe Student is assigned to Annie Adviser. At one point during the year, Joe asks if he may view his education record, including everything that Annie has written about him. He is concerned about what personal information Annie has included. Does </text:span><text:span text:style-name="ACRONYMS_20__28_Content_29_"><text:span text:style-name="T33">FERPA</text:span></text:span><text:span text:style-name="T33"> allow access to all of his record? <text:s/>(user must click on the “answer” to see. Answer - “records “within the exclusive control of the maker” do not need to be released to the student, although the concept of “sole possession” records is that they are memory-jogging types of notes, not a means to “hide” student information. </text:span></text:p>
        </text:list-item>
        <text:list-item>
          <text:p text:style-name="P103"><text:span text:style-name="T23">Page title: </text:span><text:span text:style-name="T24">Law Enforcement Records</text:span></text:p>
        </text:list-item>
        <text:list-item>
          <text:p text:style-name="P45"><text:span text:style-name="T23">records </text:span><text:span text:style-name="T24">maintained</text:span><text:span text:style-name="T23"> and </text:span><text:span text:style-name="T24">stored</text:span><text:span text:style-name="T23"> by </text:span><text:span text:style-name="T16">law enforcement (any law enforcement unit or campus security)</text:span><text:span text:style-name="T23"> for law enforcement purposes</text:span></text:p>
        </text:list-item>
        <text:list-item>
          <text:p text:style-name="P68">law enforcement may refuse to allow access to and disclose these records without students' consent </text:p>
        </text:list-item>
        <text:list-item>
          <text:p text:style-name="P58">Campus Clue: <text:s/>If your school shares part of a student's record with the law enforcement unit, that record is still considered an “education record” and therefore proected under FERPA. <text:s text:c="3"/></text:p>
        </text:list-item>
        <text:list-item>
          <text:p text:style-name="P103"><text:span text:style-name="T23">Page title: </text:span><text:span text:style-name="T24">Employment Records</text:span></text:p>
        </text:list-item>
        <text:list-item>
          <text:p text:style-name="P68">records relating to employees of the institution </text:p>
        </text:list-item>
        <text:list-item>
          <text:p text:style-name="P45"><text:span text:style-name="T23">if the employee is required to be a student (</text:span><text:span text:style-name="T16">work-study</text:span><text:span text:style-name="T23"> programs, for example) for employment, these records WOULD be considered education records protected under </text:span><text:span text:style-name="T23">FERPA</text:span></text:p>
        </text:list-item>
        <text:list-item>
          <text:p text:style-name="P103"><text:span text:style-name="T23">Page title: </text:span><text:span text:style-name="T24">Medical / Treatment Records</text:span></text:p>
        </text:list-item>
        <text:list-item>
          <text:p text:style-name="P45"><text:span text:style-name="T23">records relating to medical treatment provided by a </text:span><text:span text:style-name="T16">recognized professional (physician, psychiatrist, or other professional)</text:span><text:span text:style-name="T23"> </text:span></text:p>
        </text:list-item>
        <text:list-item>
          <text:p text:style-name="P52">If these records are disclosed for reasons other than treatment, they are now “education records” subject to FERPA</text:p>
        </text:list-item>
        <text:list-item>
          <text:p text:style-name="P103"><text:soft-page-break/><text:span text:style-name="T23">Page title: </text:span><text:span text:style-name="T24">Alumni Records</text:span></text:p>
        </text:list-item>
        <text:list-item>
          <text:p text:style-name="P68">records CREATED AFTER student has graduated</text:p>
        </text:list-item>
        <text:list-item>
          <text:p text:style-name="P68">if these records relate to when a person was a student, they would then be covered under FERPA </text:p>
        </text:list-item>
        <text:list-item>
          <text:p text:style-name="P103"><text:span text:style-name="T23">Page title: </text:span><text:span text:style-name="T24">Unrecorded Grades</text:span></text:p>
        </text:list-item>
        <text:list-item>
          <text:p text:style-name="P68">grades on peer-graded assignments BEFORE they are collected and recorded by the teacher</text:p>
        </text:list-item>
        <text:list-item>
          <text:p text:style-name="P68">once the grades have been recorded and maintained by the instructor, these records become part of the student's education record.</text:p>
        </text:list-item>
        <text:list-item>
          <text:p text:style-name="P45"><text:span text:style-name="T18">“Campus Clue” - Instructors are allowed to have students grade each other's work and publicly announce the student's grade for the instructor to record since at the time of the vocalization, the grades we not considered education records. </text:span><text:span text:style-name="T23"><text:s/></text:span></text:p>
          <text:p text:style-name="P127">Case Study - Tom Terrific graduated from State University many years ago. He has been very involved as an alumnus. A journalist wants to write a story about his involvement at the university, both as a student and as an alumnus. According to FERPA, what can be released to the student?</text:p>
          <text:p text:style-name="P126"><text:span text:style-name="T33">Answer - Alumni records are generally open to the public because they are not “education records” under </text:span><text:span text:style-name="ACRONYMS_20_Ital_20__28_Content_29_"><text:span text:style-name="T34">FERPA</text:span></text:span><text:span text:style-name="T33">. However, that does not mean that Tom’s education records information from when he was a student is releasable (only directory information regarding education records from when Tom was a student is releasable). Although, you can accept a signed release from him. </text:span></text:p>
        </text:list-item>
      </text:list>
      <text:p text:style-name="P4">Compliance Quiz</text:p>
      <text:list xml:id="list1738535763" text:style-name="L18">
        <text:list-item>
          <text:p text:style-name="P33">T/F – An education record is any record which contains “personally identifiable information” of a student OR is maintained by an educational institution or by a party acting for the institution. (F – An education record is any record which contains “personally identifiable information”<text:span text:style-name="T29"> </text:span>of a student AND is maintained by an educational institution or by a party acting for the institution.)</text:p>
        </text:list-item>
        <text:list-item>
          <text:p text:style-name="P33">Check all that apply – Which pieces of information would be considered “personally identifiable information?” (all: 1-6) <text:s/></text:p>
        </text:list-item>
      </text:list>
      <text:list xml:id="list1251582741" text:style-name="L19">
        <text:list-item>
          <text:p text:style-name="P75">student’s name</text:p>
        </text:list-item>
        <text:list-item>
          <text:p text:style-name="P75">SSN</text:p>
        </text:list-item>
        <text:list-item>
          <text:p text:style-name="P75">student number</text:p>
        </text:list-item>
        <text:list-item>
          <text:p text:style-name="P75">date of birth</text:p>
        </text:list-item>
        <text:list-item>
          <text:p text:style-name="P75">place of birth</text:p>
        </text:list-item>
        <text:list-item>
          <text:p text:style-name="P76">mother’s maiden name</text:p>
        </text:list-item>
      </text:list>
      <text:list xml:id="list1796001697" text:style-name="L20">
        <text:list-item>
          <text:p text:style-name="P119">T/F – Sole possession records are not considered part of the education record, because they are only seen by the maker and other faculty members in the institution (F – Sole possession must remain in the sole possession of the maker of the record, or a designated substitute temporarily acting as the maker)</text:p>
        </text:list-item>
        <text:list-item>
          <text:p text:style-name="P119">Check all that apply – Which of the following are NOT considered part of the education record? (1, 2, &amp; 5)</text:p>
        </text:list-item>
      </text:list>
      <text:list xml:id="list1403884954" text:style-name="L21">
        <text:list-item>
          <text:p text:style-name="P77">Law enforcement records</text:p>
        </text:list-item>
        <text:list-item>
          <text:p text:style-name="P77">medical/treatment records</text:p>
        </text:list-item>
        <text:list-item>
          <text:p text:style-name="P77">grades recorded by the teacher</text:p>
        </text:list-item>
        <text:list-item>
          <text:p text:style-name="P77">employment records of students who are required to be a student for employment</text:p>
        </text:list-item>
        <text:list-item>
          <text:p text:style-name="P77"><text:soft-page-break/>Alumni records</text:p>
        </text:list-item>
      </text:list>
      <text:h text:style-name="P131" text:outline-level="3">Module 5 – Types of Information</text:h>
      <text:list xml:id="list376328529" text:style-name="L22">
        <text:list-item>
          <text:p text:style-name="P27"><text:span text:style-name="T23">Page title – </text:span><text:span text:style-name="T24">Classifying Types of Information</text:span></text:p>
        </text:list-item>
        <text:list-item>
          <text:p text:style-name="P46"><text:span text:style-name="T23">As you learned in the previous Module, education records are records that contain </text:span><text:span text:style-name="T16">personally identifiable information (</text:span><text:span text:style-name="T14">the kind of information or data from which the identity of a specific person can be determined. <text:s/>For example, student's name, place of birth, or SSN)</text:span><text:span text:style-name="T7">. <text:s/></text:span></text:p>
        </text:list-item>
        <text:list-item>
          <text:p text:style-name="P55">FERPA classifies this information into two categories:</text:p>
        </text:list-item>
        <text:list-item>
          <text:p text:style-name="P84">Directory Information</text:p>
        </text:list-item>
        <text:list-item>
          <text:p text:style-name="P84">Non-Directory Information</text:p>
        </text:list-item>
        <text:list-item>
          <text:p text:style-name="P105"><text:span text:style-name="T7">Page title – </text:span><text:span text:style-name="T6">Directory Information</text:span></text:p>
        </text:list-item>
        <text:list-item>
          <text:p text:style-name="P55">Information contained in an education record that would not generally be considered harmful or an invasion of privacy if disclosed</text:p>
        </text:list-item>
        <text:list-item>
          <text:p text:style-name="P55">This type of information is usually intended to help the campus community thrive. </text:p>
        </text:list-item>
        <text:list-item>
          <text:p text:style-name="P113">Page title – <text:span text:style-name="T1">Each School Decides</text:span></text:p>
        </text:list-item>
        <text:list-item>
          <text:p text:style-name="P55">FERPA provides a list of items that may be included in <text:span text:style-name="T26">directory information (Information contained in an education record that would not generally be considered harmful or an invasion of privacy if disclosed</text:span>. <text:s/>The following MAY NOT be included: </text:p>
          <text:list>
            <text:list-item>
              <text:list>
                <text:list-item>
                  <text:list>
                    <text:list-item>
                      <text:p text:style-name="P122"><text:span text:style-name="T10">student ID number (</text:span><text:span text:style-name="T2">unless they are being used as </text:span><text:span text:style-name="T10">electronic identifiers) (e.g. user name) AND must be used in conjuntion with a secondary authentication factor (password or PIN)</text:span></text:p>
                    </text:list-item>
                    <text:list-item>
                      <text:p text:style-name="P120">ssn<text:line-break/></text:p>
                    </text:list-item>
                  </text:list>
                </text:list-item>
              </text:list>
            </text:list-item>
          </text:list>
        </text:list-item>
        <text:list-item>
          <text:p text:style-name="P55">FERPA leaves the final decision to each educational institution as to what information will be made publicly available.</text:p>
        </text:list-item>
        <text:list-item>
          <text:p text:style-name="P55">What the institution decides to classify as directory information must be published in its <text:span text:style-name="T26">annual notification (a required notification published on an annual basis by the institution that notifies students of their FERPA rights, how to exercise those rights, and what information it classifies as “directory information” which can be shared. <text:s/>You will learn more about the annual notification in Module 7). </text:span><text:s text:c="2"/></text:p>
        </text:list-item>
        <text:list-item>
          <text:p text:style-name="P113">Page title – <text:span text:style-name="T1">What MAY Be Released</text:span></text:p>
        </text:list-item>
        <text:list-item>
          <text:p text:style-name="P55">Information is <text:s/>to be classified as “directory information” and can therefore be shared:</text:p>
        </text:list-item>
      </text:list>
      <text:section text:style-name="Sect1" text:name="Section1">
        <text:list xml:id="list732731710" text:continue-numbering="true" text:style-name="L22">
          <text:list-item>
            <text:list>
              <text:list-item>
                <text:list>
                  <text:list-item>
                    <text:list>
                      <text:list-item>
                        <text:p text:style-name="P120">name</text:p>
                      </text:list-item>
                      <text:list-item>
                        <text:p text:style-name="P120">address, telephone listing</text:p>
                      </text:list-item>
                      <text:list-item>
                        <text:p text:style-name="P120">electronic mail address</text:p>
                      </text:list-item>
                      <text:list-item>
                        <text:p text:style-name="P120">student user ID (“an identifier used by students to access or communicate within the institutions computer systems.” - pg 47 -  only as long as this identifier alone cannot be used to access education records)</text:p>
                      </text:list-item>
                      <text:list-item>
                        <text:p text:style-name="P120">photograph</text:p>
                      </text:list-item>
                      <text:list-item>
                        <text:p text:style-name="P120">date/place of birth</text:p>
                      </text:list-item>
                      <text:list-item>
                        <text:p text:style-name="P120">major field of study</text:p>
                      </text:list-item>
                      <text:list-item>
                        <text:p text:style-name="P120">grade level</text:p>
                      </text:list-item>
                      <text:list-item>
                        <text:p text:style-name="P120">enrollment status</text:p>
                      </text:list-item>
                      <text:list-item>
                        <text:p text:style-name="P120">dates of attendance (means <text:soft-page-break/>period of time, not specific daily attendance)</text:p>
                      </text:list-item>
                      <text:list-item>
                        <text:p text:style-name="P120">degrees, honors, and awards</text:p>
                      </text:list-item>
                      <text:list-item>
                        <text:p text:style-name="P120">most recent ed institution attended</text:p>
                      </text:list-item>
                      <text:list-item>
                        <text:p text:style-name="P120">participation in recognized activities and sports</text:p>
                      </text:list-item>
                      <text:list-item>
                        <text:p text:style-name="P121">weight and height of members of athletic teams</text:p>
                      </text:list-item>
                    </text:list>
                  </text:list-item>
                </text:list>
              </text:list-item>
            </text:list>
          </text:list-item>
        </text:list>
      </text:section>
      <text:p text:style-name="P7"/>
      <text:list xml:id="list1829999825" text:continue-numbering="true" text:style-name="L22">
        <text:list-item>
          <text:p text:style-name="P123"><text:span text:style-name="T5">Page title – </text:span><text:span text:style-name="T6">Non-Directory Information </text:span></text:p>
        </text:list-item>
        <text:list-item>
          <text:p text:style-name="P78">Comprised of everything else that is contained in student records including:</text:p>
        </text:list-item>
      </text:list>
      <text:section text:style-name="Sect2" text:name="Section2">
        <text:list xml:id="list1348119868" text:continue-numbering="true" text:style-name="L22">
          <text:list-item>
            <text:p text:style-name="P99">grades</text:p>
          </text:list-item>
          <text:list-item>
            <text:p text:style-name="P99">transcripts</text:p>
          </text:list-item>
          <text:list-item>
            <text:p text:style-name="P99">declarations</text:p>
          </text:list-item>
          <text:list-item>
            <text:p text:style-name="P99">correspondence</text:p>
          </text:list-item>
          <text:list-item>
            <text:p text:style-name="P99">reports</text:p>
          </text:list-item>
        </text:list>
      </text:section>
      <text:list xml:id="list1410280690" text:continue-numbering="true" text:style-name="L22">
        <text:list-header>
          <text:p text:style-name="P121"/>
        </text:list-header>
      </text:list>
      <text:p text:style-name="P2">Compliance Quiz </text:p>
      <text:list xml:id="list756294220" text:style-name="L23">
        <text:list-item>
          <text:p text:style-name="P9">T/F - Information is classified as personally identifiable information and directory information (F - <text:s text:c="2"/>FERPA classifies information as directory information or non-directory information)</text:p>
        </text:list-item>
        <text:list-item>
          <text:p text:style-name="P9">T/F – FERPA tells schools exactly what is to be considered directory information (F - <text:span text:style-name="T19">FERPA provides a list of items that may be included in directory information, but leaves the final decision to each educational institution as to what information will be made publicly available)</text:span></text:p>
        </text:list-item>
        <text:list-item>
          <text:p text:style-name="P14">Check all that apply – Which information must NEVER be considered publicly shared directory information (4)</text:p>
        </text:list-item>
      </text:list>
      <text:list xml:id="list346248724" text:style-name="L24">
        <text:list-item>
          <text:p text:style-name="P15">email address</text:p>
        </text:list-item>
        <text:list-item>
          <text:p text:style-name="P15">place of birth</text:p>
        </text:list-item>
        <text:list-item>
          <text:p text:style-name="P15">weight</text:p>
        </text:list-item>
        <text:list-item>
          <text:p text:style-name="P15">SSN</text:p>
        </text:list-item>
        <text:list-item>
          <text:p text:style-name="P15">name</text:p>
        </text:list-item>
      </text:list>
      <text:list xml:id="list758423962" text:style-name="L25">
        <text:list-item>
          <text:p text:style-name="P16">T/F – Non-directory information consists of everything not included in directory information, including transcripts and grades. (T)</text:p>
        </text:list-item>
      </text:list>
      <text:p text:style-name="P13"/>
      <text:p text:style-name="P17">Case Study - Ted Faculty is tired of students asking out their grades after every examination, so he decided to post student grades on the wall outside his office. Is this allowed under FERPA? </text:p>
      <text:p text:style-name="P17"/>
      <text:p text:style-name="P17">Answer - In general this is not a good practice, especially since many institutions now have electronic methods for students to view their scores. If Ted insists on this practice he can is permitted to do so. <text:s/>However, the grades must be posted in such a manner known only to the individual student and the instructor. For example, via a code established at the beginning of the school year could work. Grades should not be posted in the same order as a class roster or in alphabetical order.</text:p>
      <text:h text:style-name="P132" text:outline-level="3">Module 6 – Consent</text:h>
      <text:list xml:id="list2029904935" text:style-name="L26">
        <text:list-item>
          <text:p text:style-name="P37"><text:span text:style-name="T4">Page title – </text:span><text:span text:style-name="T3">Prior Written Consent</text:span></text:p>
        </text:list-item>
        <text:list-item>
          <text:p text:style-name="P72"><text:span text:style-name="T4">authorization by eligible student to </text:span><text:span text:style-name="T3">allow the institution</text:span><text:span text:style-name="T4"> to disclose personally identifiable information from education records</text:span></text:p>
        </text:list-item>
        <text:list-item>
          <text:p text:style-name="P53">required components of the consent:</text:p>
        </text:list-item>
        <text:list-item>
          <text:p text:style-name="P86"><text:soft-page-break/>specify which records may be disclosed</text:p>
        </text:list-item>
        <text:list-item>
          <text:p text:style-name="P86">state the purpose of the disclosure</text:p>
        </text:list-item>
        <text:list-item>
          <text:p text:style-name="P86">identity the party to whom the disclosure be made</text:p>
        </text:list-item>
        <text:list-item>
          <text:p text:style-name="P86">student signature</text:p>
        </text:list-item>
        <text:list-item>
          <text:p text:style-name="P86">dated</text:p>
        </text:list-item>
        <text:list-item>
          <text:p text:style-name="P114"><text:span text:style-name="T4">Page title – </text:span><text:span text:style-name="T3">When is Consent Not Required?</text:span></text:p>
        </text:list-item>
        <text:list-item>
          <text:p text:style-name="P53">The following are examples of instances when the institution does not need prior written consent to disclose records</text:p>
        </text:list-item>
      </text:list>
      <text:section text:style-name="Sect1" text:name="Section4">
        <text:list xml:id="list421963040" text:style-name="L27">
          <text:list-item>
            <text:p text:style-name="P100">Legitimate educational interest</text:p>
          </text:list-item>
          <text:list-item>
            <text:p text:style-name="P100">audit or evaluation of compliance with ed programs</text:p>
          </text:list-item>
          <text:list-item>
            <text:p text:style-name="P100">connection with financial aid</text:p>
          </text:list-item>
          <text:list-item>
            <text:p text:style-name="P100">to organizations conducting studies to improve instruction</text:p>
          </text:list-item>
          <text:list-item>
            <text:p text:style-name="P100">accrediting organizations</text:p>
          </text:list-item>
          <text:list-item>
            <text:p text:style-name="P100">parents of dependent students</text:p>
          </text:list-item>
          <text:list-item>
            <text:p text:style-name="P100">judicial order or subpoena</text:p>
          </text:list-item>
          <text:list-item>
            <text:p text:style-name="P100">health/safety emergency</text:p>
          </text:list-item>
          <text:list-item>
            <text:p text:style-name="P100">directory info (unless <text:span text:style-name="T26">“no release”</text:span>)</text:p>
          </text:list-item>
          <text:list-item>
            <text:p text:style-name="P101">releasing results of disciplinary hearing to a victim of crime</text:p>
          </text:list-item>
        </text:list>
      </text:section>
      <text:list xml:id="list269292314" text:continue-list="list2029904935" text:style-name="L26">
        <text:list-item>
          <text:p text:style-name="P114"><text:span text:style-name="T4">Page Title – </text:span><text:span text:style-name="T3">Legitimate Educational Interest</text:span></text:p>
        </text:list-item>
        <text:list-item>
          <text:p text:style-name="P53">Can you image if every piece of information about a student were kept secret? <text:s/>It would be nearly impossible for the college community to function.</text:p>
        </text:list-item>
        <text:list-item>
          <text:p text:style-name="P72"><text:span text:style-name="T4">Consent is not required in cases of a </text:span><text:span text:style-name="T11">school official (</text:span><text:span text:style-name="T9">any employee who has responsibilities for the creation, maintenance, and disclosure of information from education records (teachers, administrators, advisors, etc.)</text:span><text:span text:style-name="T4"> in order to perform his official, educationally-related duties</text:span></text:p>
        </text:list-item>
        <text:list-item>
          <text:p text:style-name="P53">Access to records must be justifiable. <text:s/>Curiosity doesn't count! <text:s text:c="2"/></text:p>
        </text:list-item>
        <text:list-item>
          <text:p text:style-name="P59">Campus Clue – FERPA gives your school permission to define the term “school official,” but requires that it publish this definition in its annual notification.</text:p>
        </text:list-item>
      </text:list>
      <text:p text:style-name="P124"><text:span text:style-name="T32">Case Study - Detective Mason from campus security calls your office to get the address and class schedule for a student. Are you allowed to give it to him? What if Detective Sanders says that he has a warrant for his arrest?</text:span></text:p>
      <text:p text:style-name="P124"><text:span text:style-name="T32">FERPA regulations consider campus security officials as employees with a “legitimate educational interest” if they are designated as “school officials” by the institution and are operating within the scope of their employment. The warrant would not be necessary in this case. It is advisable for institutions to include campus law enforcement personnel as school officials in the annual notification to students.</text:span></text:p>
      <text:p text:style-name="P2">Compliance Quiz</text:p>
      <text:list xml:id="list579625502" text:style-name="L28">
        <text:list-item>
          <text:p text:style-name="P10">Check all that apply - When is consent NOT required to release student information? <text:s/>In cases of: (1-4)</text:p>
        </text:list-item>
      </text:list>
      <text:list xml:id="list792912543" text:style-name="L29">
        <text:list-item>
          <text:p text:style-name="P11">legitimate educational interest</text:p>
        </text:list-item>
        <text:list-item>
          <text:p text:style-name="P11"><text:soft-page-break/>health/safety emergency</text:p>
        </text:list-item>
        <text:list-item>
          <text:p text:style-name="P11">judicial order</text:p>
        </text:list-item>
        <text:list-item>
          <text:p text:style-name="P11">organizations conducting studies to improve instruction</text:p>
        </text:list-item>
      </text:list>
      <text:list xml:id="list1062333125" text:style-name="L30">
        <text:list-item>
          <text:p text:style-name="P12">T/F – An education official always has access to students' records (F – Education officials must have a legitimate educational interest to view students' records) </text:p>
        </text:list-item>
      </text:list>
      <text:h text:style-name="P133" text:outline-level="3">Module 7 – FERPA in the College Setting</text:h>
      <text:list xml:id="list1492947775" text:style-name="L31">
        <text:list-item>
          <text:p text:style-name="P38">Page title -<text:span text:style-name="T1"> Understand Your School's Policies</text:span></text:p>
        </text:list-item>
        <text:list-item>
          <text:p text:style-name="P73">FERPA is a statute on privacy. <text:s/>It is not intended to define higher education policy or hinder pedagogy or educational business. <text:s/>While the act contains certain requirements, it leaves much to the institutions.</text:p>
        </text:list-item>
        <text:list-item>
          <text:p text:style-name="P73">It's not enough to understand the general guidelines outlines in FERPA, it's important to know your school's policies and definitions</text:p>
        </text:list-item>
        <text:list-item>
          <text:p text:style-name="P74">Campus Clue – If you're taking this course, chances are you have access to student records. <text:s/>Applying FERPA knowledge is not just the job of specific records departments, it's your job as well.)</text:p>
        </text:list-item>
        <text:list-item>
          <text:p text:style-name="P109">Page title – <text:span text:style-name="T1">Responsibilities of the Institution </text:span></text:p>
        </text:list-item>
        <text:list-item>
          <text:p text:style-name="P70">Maintain practices to ensure privacy of students' records <text:s text:c="2"/></text:p>
        </text:list-item>
        <text:list-item>
          <text:p text:style-name="P70">Define terms that affect local practice and FERPA compliance</text:p>
        </text:list-item>
        <text:list-item>
          <text:p text:style-name="P70">Publish an annual notification informing students of these definitions and their privacy rights under FERPA</text:p>
        </text:list-item>
        <text:list-item>
          <text:p text:style-name="P109">Page title – <text:span text:style-name="T1">Annual Notification</text:span></text:p>
        </text:list-item>
        <text:list-item>
          <text:p text:style-name="P70">Institutions must publish the following information annually</text:p>
        </text:list-item>
        <text:list-item>
          <text:p text:style-name="P94">The four primary guarantees given to students under FERPA as well as the procedure for exercising those rights.</text:p>
        </text:list-item>
      </text:list>
      <text:list xml:id="list1249078992" text:style-name="L32">
        <text:list-item>
          <text:p text:style-name="P117">Right to Inspect and Review</text:p>
        </text:list-item>
        <text:list-item>
          <text:p text:style-name="P117">Right to Seek to Amend</text:p>
        </text:list-item>
        <text:list-item>
          <text:p text:style-name="P117">Right over Disclosure </text:p>
        </text:list-item>
        <text:list-item>
          <text:p text:style-name="P117">Right to File a Complaint </text:p>
        </text:list-item>
      </text:list>
      <text:list xml:id="list1610412286" text:style-name="L33">
        <text:list-item>
          <text:p text:style-name="P95">Definitions such as </text:p>
        </text:list-item>
        <text:list-item>
          <text:p text:style-name="P118">School official</text:p>
        </text:list-item>
        <text:list-item>
          <text:p text:style-name="P118">Legitimate educational interest</text:p>
        </text:list-item>
        <text:list-item>
          <text:p text:style-name="P95">Disclosure of policies and practices of sharing and utilizing student information including what the school classifies as “directory information.”</text:p>
        </text:list-item>
        <text:list-item>
          <text:p text:style-name="P71">The notification does not need to be given to each individual student, but it must </text:p>
        </text:list-item>
        <text:list-item>
          <text:p text:style-name="P95">be<text:span text:style-name="T26"> easily accessible (reasonably available) </text:span>to all students in attendance</text:p>
        </text:list-item>
        <text:list-item>
          <text:p text:style-name="P95"><text:soft-page-break/><text:span text:style-name="T26">Effectively notify (make reasonable accommodations to inform)</text:span> students who are disabled</text:p>
        </text:list-item>
      </text:list>
      <text:p text:style-name="P6"/>
      <text:p text:style-name="P5">Compliance Quiz</text:p>
      <text:list xml:id="list697643409" text:style-name="L34">
        <text:list-item>
          <text:p text:style-name="P39">T/F – FERPA is intended to define higher education policy. (F - FERPA is a statute on privacy. It is not intended to define higher education policy or hinder pedagogy or educational business. While the act contains certain requirements, it leaves much to the institutions.)</text:p>
        </text:list-item>
        <text:list-item>
          <text:p text:style-name="P39">Simple Answer – According to FERPA, which is a requirement of educational institutions? (3)</text:p>
        </text:list-item>
      </text:list>
      <text:list xml:id="list1836606758" text:style-name="L35">
        <text:list-item>
          <text:p text:style-name="P40">Publish the cost of tuition</text:p>
        </text:list-item>
        <text:list-item>
          <text:p text:style-name="P40">Individually notify students of their rights</text:p>
        </text:list-item>
        <text:list-item>
          <text:p text:style-name="P40">Maintain practices to ensure the privacy of student records</text:p>
        </text:list-item>
        <text:list-item>
          <text:p text:style-name="P40">To search employment records of staff to ensure student privacy</text:p>
        </text:list-item>
      </text:list>
      <text:list xml:id="list660302661" text:continue-list="list697643409" text:style-name="L34">
        <text:list-item>
          <text:p text:style-name="P39">Check all that apply – What is required in the institution's annual notification? (1&amp;4)</text:p>
        </text:list-item>
      </text:list>
      <text:list xml:id="list1130071195" text:style-name="L36">
        <text:list-item>
          <text:p text:style-name="P96">Students rights under FERPA</text:p>
        </text:list-item>
        <text:list-item>
          <text:p text:style-name="P96">Cost of tuition</text:p>
        </text:list-item>
        <text:list-item>
          <text:p text:style-name="P96">Current federal loan rates</text:p>
        </text:list-item>
        <text:list-item>
          <text:p text:style-name="P96">What information it will disclose as “directory informatio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OpenSymbol" svg:font-family="OpenSymbol"/>
    <style:font-face style:name="Cambria" svg:font-family="Cambria" style:font-family-generic="roman" style:font-pitch="variable"/>
    <style:font-face style:name="GaramondPremrPro" svg:font-family="GaramondPremrPr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aramondPremrPro1" svg:font-family="GaramondPremrPro" style:font-family-generic="system" style:font-pitch="variable"/>
    <style:font-face style:name="GaramondPremrPro-It" svg:font-family="GaramondPremrPro-It"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_5b_No_20_Paragraph_20_Style_5d_" style:display-name="[No Paragraph Style]" style:family="paragraph" style:default-outline-level="">
      <style:paragraph-properties fo:line-height="120%" fo:orphans="0" fo:widows="0" style:vertical-align="middle" style:writing-mode="lr-tb"/>
      <style:text-properties fo:color="#000000" style:font-name="Helvetica" fo:font-size="12pt" style:font-size-asian="12pt" style:font-name-complex="Helvetica1" style:font-size-complex="12pt"/>
    </style:style>
    <style:style style:name="_5b_Basic_20_Paragraph_5d_" style:display-name="[Basic Paragraph]" style:family="paragraph" style:parent-style-name="_5b_No_20_Paragraph_20_Style_5d_" style:default-outline-level="">
      <style:paragraph-properties style:line-height-at-least="0.1945in"/>
      <style:text-properties style:font-name="GaramondPremrPro" fo:font-size="10.5pt" style:font-size-asian="10.5pt" style:font-name-complex="GaramondPremrPro1" style:font-size-complex="10.5pt"/>
    </style:style>
    <style:style style:name="Normal_20__28_Content" style:display-name="Normal (Content" style:family="paragraph" style:parent-style-name="_5b_Basic_20_Paragraph_5d_" style:default-outline-level="">
      <style:paragraph-properties fo:margin="100%" fo:margin-left="0in" fo:margin-right="0in" fo:text-align="justify" style:justify-single-word="false" fo:text-indent="0.1528in" style:auto-text-indent="false"/>
      <style:text-properties style:font-name="Cambria" fo:font-size="9.5pt" style:font-size-asian="9.5pt"/>
    </style:style>
    <style:style style:name="Normal_20_Wide_20__28_Content" style:display-name="Normal Wide (Content" style:family="paragraph" style:parent-style-name="Normal_20__28_Content" style:default-outline-level="">
      <style:paragraph-properties fo:margin-top="0in" fo:margin-bottom="0.1945in"/>
    </style:style>
    <style:style style:name="Quoted_20__28_1_20_para_20_only_29__20__28_Content" style:display-name="Quoted (1 para only) (Content" style:family="paragraph" style:parent-style-name="Normal_20_Wide_20__28_Content" style:default-outline-level="">
      <style:paragraph-properties fo:margin="100%" fo:margin-left="0.15in" fo:margin-right="0.15in" fo:margin-top="0.0693in" fo:margin-bottom="0.1252in" fo:text-indent="0in" style:auto-text-indent="false"/>
      <style:text-properties fo:font-style="italic" style:font-style-asian="italic" style:font-name-complex="GaramondPremrPro-It" style:font-style-complex="italic"/>
    </style:style>
    <style:style style:name="Normal_3a__20_Flush_20__28_Content" style:display-name="Normal: Flush (Content" style:family="paragraph" style:parent-style-name="Normal_20__28_Content" style:default-outline-level="">
      <style:paragraph-properties fo:margin="100%" fo:margin-left="0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CRONYMS_20__28_Content_29_" style:display-name="ACRONYMS (Content)" style:family="text"/>
    <style:style style:name="Add_3a__20_Italic_20__28_Content_29_" style:display-name="Add: Italic (Content)" style:family="text">
      <style:text-properties fo:font-style="italic" style:font-style-asian="italic" style:font-style-complex="italic"/>
    </style:style>
    <style:style style:name="ACRONYMS_20_Ital_20__28_Content_29_" style:display-name="ACRONYMS Ital (Content)" style:family="text" style:parent-style-name="ACRONYMS_20__28_Content_29_">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ie Karcz</meta:initial-creator>
    <meta:creation-date>2012-09-17T17:17:28</meta:creation-date>
    <dc:date>2012-09-18T22:05:39</dc:date>
    <dc:creator>Jamie Karcz</dc:creator>
    <meta:editing-duration>P1DT1H9M12S</meta:editing-duration>
    <meta:editing-cycles>18</meta:editing-cycles>
    <meta:generator>LibreOffice/3.5$Linux_X86_64 LibreOffice_project/350m1$Build-2</meta:generator>
    <meta:document-statistic meta:table-count="0" meta:image-count="0" meta:object-count="0" meta:page-count="15" meta:paragraph-count="345" meta:word-count="4961" meta:character-count="27709" meta:non-whitespace-character-count="25459"/>
  </office:meta>
</office:document-meta>
</file>